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4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083in"/>
    </style:style>
    <style:style style:name="co4" style:family="table-column">
      <style:table-column-properties fo:break-before="auto" style:column-width="1.6756in"/>
    </style:style>
    <style:style style:name="co5" style:family="table-column">
      <style:table-column-properties fo:break-before="auto" style:column-width="1.5583in"/>
    </style:style>
    <style:style style:name="co6" style:family="table-column">
      <style:table-column-properties fo:break-before="auto" style:column-width="1.5256in"/>
    </style:style>
    <style:style style:name="co7" style:family="table-column">
      <style:table-column-properties fo:break-before="auto" style:column-width="1.7508in"/>
    </style:style>
    <style:style style:name="co8" style:family="table-column">
      <style:table-column-properties fo:break-before="auto" style:column-width="1.7937in"/>
    </style:style>
    <style:style style:name="co9" style:family="table-column">
      <style:table-column-properties fo:break-before="auto" style:column-width="1.139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31">
      <style:text-properties fo:font-weight="bold" style:font-weight-asian="bold" style:font-weight-complex="bold"/>
    </style:style>
    <style:style style:name="ce4" style:family="table-cell" style:parent-style-name="Default" style:data-style-name="N1">
      <style:text-properties fo:font-weight="bold" style:font-weight-asian="bold" style:font-weight-complex="bold"/>
    </style:style>
    <style:style style:name="ce5" style:family="table-cell" style:parent-style-name="Default" style:data-style-name="N81"/>
    <style:style style:name="ce6" style:family="table-cell" style:parent-style-name="Default" style:data-style-name="N145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column table:style-name="co2" table:number-columns-repeated="3" table:default-cell-style-name="ce2"/>
        <table:table-column table:style-name="co2" table:number-columns-repeated="16343" table:default-cell-style-name="Default"/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</text:p>
          </table:table-cell>
          <table:table-cell table:number-columns-repeated="2" table:style-name="ce1" office:value-type="string" calcext:value-type="string">
            <text:p>H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MEANK</text:p>
          </table:table-cell>
          <table:table-cell table:style-name="ce1" office:value-type="string" calcext:value-type="string">
            <text:p>STDDEV</text:p>
          </table:table-cell>
          <table:table-cell table:style-name="ce1" office:value-type="string" calcext:value-type="string">
            <text:p>VRES</text:p>
          </table:table-cell>
          <table:table-cell table:style-name="ce1" office:value-type="string" calcext:value-type="string">
            <text:p>SRES</text:p>
          </table:table-cell>
          <table:table-cell table:style-name="ce1" office:value-type="string" calcext:value-type="string">
            <text:p>L1 <text:s/>C</text:p>
          </table:table-cell>
          <table:table-cell table:style-name="ce1" office:value-type="string" calcext:value-type="string">
            <text:p>L1 S</text:p>
          </table:table-cell>
          <table:table-cell table:style-name="ce1" office:value-type="string" calcext:value-type="string">
            <text:p>L1 N</text:p>
          </table:table-cell>
          <table:table-cell table:style-name="ce1" office:value-type="string" calcext:value-type="string">
            <text:p>L1 CT</text:p>
          </table:table-cell>
          <table:table-cell table:style-name="ce1" office:value-type="string" calcext:value-type="string">
            <text:p>L1 ST</text:p>
          </table:table-cell>
          <table:table-cell table:style-name="ce1" office:value-type="string" calcext:value-type="string">
            <text:p>L2 C</text:p>
          </table:table-cell>
          <table:table-cell table:style-name="ce1" office:value-type="string" calcext:value-type="string">
            <text:p>L2 S</text:p>
          </table:table-cell>
          <table:table-cell table:style-name="ce1" office:value-type="string" calcext:value-type="string">
            <text:p>L2 N</text:p>
          </table:table-cell>
          <table:table-cell table:style-name="ce1" office:value-type="string" calcext:value-type="string">
            <text:p>L2 CT</text:p>
          </table:table-cell>
          <table:table-cell table:style-name="ce1" office:value-type="string" calcext:value-type="string">
            <text:p>L2 ST</text:p>
          </table:table-cell>
          <table:table-cell table:style-name="ce1" office:value-type="string" calcext:value-type="string">
            <text:p>WL</text:p>
          </table:table-cell>
          <table:table-cell table:style-name="ce1" office:value-type="string" calcext:value-type="string">
            <text:p>WC</text:p>
          </table:table-cell>
          <table:table-cell table:style-name="ce1" office:value-type="string" calcext:value-type="string">
            <text:p>WV</text:p>
          </table:table-cell>
          <table:table-cell table:number-columns-repeated="2" table:style-name="ce1" office:value-type="string" calcext:value-type="string">
            <text:p>L</text:p>
          </table:table-cell>
          <table:table-cell table:number-columns-repeated="2" table:style-name="ce1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V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RGB C</text:p>
          </table:table-cell>
          <table:table-cell table:style-name="ce1" office:value-type="string" calcext:value-type="string">
            <text:p>HSV C</text:p>
          </table:table-cell>
          <table:table-cell table:style-name="ce1" office:value-type="string" calcext:value-type="string">
            <text:p>LAB C</text:p>
          </table:table-cell>
          <table:table-cell table:style-name="ce1" office:value-type="string" calcext:value-type="string">
            <text:p>RGBERR</text:p>
          </table:table-cell>
          <table:table-cell table:style-name="ce1" office:value-type="string" calcext:value-type="string">
            <text:p>HSVERR</text:p>
          </table:table-cell>
          <table:table-cell table:style-name="ce1" office:value-type="string" calcext:value-type="string">
            <text:p>LABERR</text:p>
          </table:table-cell>
          <table:table-cell table:style-name="ce1" table:number-columns-repeated="16342"/>
          <table:table-cell/>
        </table:table-row>
        <table:table-row table:style-name="ro2">
          <table:table-cell table:number-columns-repeated="16384"/>
        </table:table-row>
        <table:table-row table:style-name="ro2">
          <table:table-cell table:style-name="ce2" office:value-type="string" calcext:value-type="string">
            <text:p>FINAL_DIAMOND</text:p>
          </table:table-cell>
          <table:table-cell table:number-columns-repeated="40"/>
          <table:table-cell table:style-name="ce2"/>
          <table:table-cell table:number-columns-repeated="16342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112" calcext:value-type="float">
            <text:p>112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195" calcext:value-type="float">
            <text:p>195</text:p>
          </table:table-cell>
          <table:table-cell office:value-type="float" office:value="165" calcext:value-type="float">
            <text:p>165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.80729971839842" calcext:value-type="float">
            <text:p>1.80729971839842</text:p>
          </table:table-cell>
          <table:table-cell office:value-type="float" office:value="0.00670657834911956" calcext:value-type="float">
            <text:p>0.00670657834911956</text:p>
          </table:table-cell>
          <table:table-cell office:value-type="float" office:value="0.0382082681743804" calcext:value-type="float">
            <text:p>0.0382082681743804</text:p>
          </table:table-cell>
          <table:table-cell office:value-type="float" office:value="0.278364981882819" calcext:value-type="float">
            <text:p>0.278364981882819</text:p>
          </table:table-cell>
          <table:table-cell office:value-type="float" office:value="0.524722868469989" calcext:value-type="float">
            <text:p>0.524722868469989</text:p>
          </table:table-cell>
          <table:table-cell office:value-type="float" office:value="0.770722816271629" calcext:value-type="float">
            <text:p>0.770722816271629</text:p>
          </table:table-cell>
          <table:table-cell office:value-type="float" office:value="57.3417172969982" calcext:value-type="float">
            <text:p>57.3417172969982</text:p>
          </table:table-cell>
          <table:table-cell office:value-type="float" office:value="0.295538837446849" calcext:value-type="float">
            <text:p>0.295538837446849</text:p>
          </table:table-cell>
          <table:table-cell office:value-type="float" office:value="0.22947926518917" calcext:value-type="float">
            <text:p>0.22947926518917</text:p>
          </table:table-cell>
          <table:table-cell office:value-type="float" office:value="0.561213701225172" calcext:value-type="float">
            <text:p>0.561213701225172</text:p>
          </table:table-cell>
          <table:table-cell office:value-type="float" office:value="0.232090588495027" calcext:value-type="float">
            <text:p>0.232090588495027</text:p>
          </table:table-cell>
          <table:table-cell office:value-type="float" office:value="77.0637438924262" calcext:value-type="float">
            <text:p>77.0637438924262</text:p>
          </table:table-cell>
          <table:table-cell office:value-type="float" office:value="0.24808903612646" calcext:value-type="float">
            <text:p>0.24808903612646</text:p>
          </table:table-cell>
          <table:table-cell office:value-type="float" office:value="0.385991163895583" calcext:value-type="float">
            <text:p>0.385991163895583</text:p>
          </table:table-cell>
          <table:table-cell office:value-type="float" office:value="0.177058046499923" calcext:value-type="float">
            <text:p>0.177058046499923</text:p>
          </table:table-cell>
          <table:table-cell office:value-type="float" office:value="0.98478673583157" calcext:value-type="float">
            <text:p>0.98478673583157</text:p>
          </table:table-cell>
          <table:table-cell office:value-type="float" office:value="0.00602448943984438" calcext:value-type="float">
            <text:p>0.00602448943984438</text:p>
          </table:table-cell>
          <table:table-cell office:value-type="float" office:value="0.0236108257901723" calcext:value-type="float">
            <text:p>0.0236108257901723</text:p>
          </table:table-cell>
          <table:table-cell office:value-type="float" office:value="0.61422407733323" calcext:value-type="float">
            <text:p>0.61422407733323</text:p>
          </table:table-cell>
          <table:table-cell office:value-type="float" office:value="1.40659071095154" calcext:value-type="float">
            <text:p>1.40659071095154</text:p>
          </table:table-cell>
          <table:table-cell table:style-name="ce5" office:value-type="float" office:value="0.000000246889555284755" calcext:value-type="float">
            <text:p>2.47E-07</text:p>
          </table:table-cell>
          <table:table-cell table:style-name="ce5" office:value-type="float" office:value="0.000000829490282110126" calcext:value-type="float">
            <text:p>8.29E-0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Default" table:formula="of:=ABS([.AJ4]-26)" office:value-type="float" office:value="0" calcext:value-type="float">
            <text:p>0</text:p>
          </table:table-cell>
          <table:table-cell table:style-name="Default" table:formula="of:=ABS([.AK4]-26)" office:value-type="float" office:value="12" calcext:value-type="float">
            <text:p>12</text:p>
          </table:table-cell>
          <table:table-cell table:style-name="Default" table:formula="of:=ABS([.AL4]-26)" office:value-type="float" office:value="25" calcext:value-type="float">
            <text:p>25</text:p>
          </table:table-cell>
          <table:table-cell table:number-columns-repeated="1634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29" calcext:value-type="float">
            <text:p>129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142" calcext:value-type="float">
            <text:p>142</text:p>
          </table:table-cell>
          <table:table-cell office:value-type="float" office:value="131" calcext:value-type="float">
            <text:p>131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214" calcext:value-type="float">
            <text:p>214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2.4619637777927" calcext:value-type="float">
            <text:p>2.4619637777927</text:p>
          </table:table-cell>
          <table:table-cell office:value-type="float" office:value="0.00676205463024117" calcext:value-type="float">
            <text:p>0.00676205463024117</text:p>
          </table:table-cell>
          <table:table-cell office:value-type="float" office:value="0.0289442911936017" calcext:value-type="float">
            <text:p>0.0289442911936017</text:p>
          </table:table-cell>
          <table:table-cell office:value-type="float" office:value="0.0665889291632107" calcext:value-type="float">
            <text:p>0.0665889291632107</text:p>
          </table:table-cell>
          <table:table-cell office:value-type="float" office:value="0.535400334769725" calcext:value-type="float">
            <text:p>0.535400334769725</text:p>
          </table:table-cell>
          <table:table-cell office:value-type="float" office:value="0.337796406158697" calcext:value-type="float">
            <text:p>0.337796406158697</text:p>
          </table:table-cell>
          <table:table-cell office:value-type="float" office:value="132.13919357319" calcext:value-type="float">
            <text:p>132.13919357319</text:p>
          </table:table-cell>
          <table:table-cell office:value-type="float" office:value="0.561533432401404" calcext:value-type="float">
            <text:p>0.561533432401404</text:p>
          </table:table-cell>
          <table:table-cell office:value-type="float" office:value="0.0494005935849596" calcext:value-type="float">
            <text:p>0.0494005935849596</text:p>
          </table:table-cell>
          <table:table-cell office:value-type="float" office:value="0.297715671459518" calcext:value-type="float">
            <text:p>0.297715671459518</text:p>
          </table:table-cell>
          <table:table-cell office:value-type="float" office:value="0.798302349703542" calcext:value-type="float">
            <text:p>0.798302349703542</text:p>
          </table:table-cell>
          <table:table-cell office:value-type="float" office:value="68.2867243111529" calcext:value-type="float">
            <text:p>68.2867243111529</text:p>
          </table:table-cell>
          <table:table-cell office:value-type="float" office:value="0.900821937181439" calcext:value-type="float">
            <text:p>0.900821937181439</text:p>
          </table:table-cell>
          <table:table-cell office:value-type="float" office:value="0.631948638690159" calcext:value-type="float">
            <text:p>0.631948638690159</text:p>
          </table:table-cell>
          <table:table-cell office:value-type="float" office:value="0.209438513955702" calcext:value-type="float">
            <text:p>0.209438513955702</text:p>
          </table:table-cell>
          <table:table-cell office:value-type="float" office:value="0.513708968791347" calcext:value-type="float">
            <text:p>0.513708968791347</text:p>
          </table:table-cell>
          <table:table-cell office:value-type="float" office:value="0.00857785632633966" calcext:value-type="float">
            <text:p>0.00857785632633966</text:p>
          </table:table-cell>
          <table:table-cell office:value-type="float" office:value="0.0227798632460435" calcext:value-type="float">
            <text:p>0.0227798632460435</text:p>
          </table:table-cell>
          <table:table-cell office:value-type="float" office:value="0.747001707030223" calcext:value-type="float">
            <text:p>0.747001707030223</text:p>
          </table:table-cell>
          <table:table-cell office:value-type="float" office:value="1.27090287829552" calcext:value-type="float">
            <text:p>1.27090287829552</text:p>
          </table:table-cell>
          <table:table-cell table:style-name="ce5" office:value-type="float" office:value="0.0000000220170455685065" calcext:value-type="float">
            <text:p>2.20E-08</text:p>
          </table:table-cell>
          <table:table-cell table:style-name="ce5" office:value-type="float" office:value="0.0000013070303090519" calcext:value-type="float">
            <text:p>1.31E-06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Default" table:formula="of:=ABS([.AJ5]-26)" office:value-type="float" office:value="0" calcext:value-type="float">
            <text:p>0</text:p>
          </table:table-cell>
          <table:table-cell table:style-name="Default" table:formula="of:=ABS([.AK5]-26)" office:value-type="float" office:value="14" calcext:value-type="float">
            <text:p>14</text:p>
          </table:table-cell>
          <table:table-cell table:style-name="Default" table:formula="of:=ABS([.AL5]-26)" office:value-type="float" office:value="20" calcext:value-type="float">
            <text:p>20</text:p>
          </table:table-cell>
          <table:table-cell table:number-columns-repeated="16343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office:value-type="float" office:value="136" calcext:value-type="float">
            <text:p>136</text:p>
          </table:table-cell>
          <table:table-cell office:value-type="float" office:value="62" calcext:value-type="float">
            <text:p>62</text:p>
          </table:table-cell>
          <table:table-cell office:value-type="float" office:value="155" calcext:value-type="float">
            <text:p>155</text:p>
          </table:table-cell>
          <table:table-cell office:value-type="float" office:value="86" calcext:value-type="float">
            <text:p>86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float" office:value="2.29314918038048" calcext:value-type="float">
            <text:p>2.29314918038048</text:p>
          </table:table-cell>
          <table:table-cell office:value-type="float" office:value="0.00552538122984714" calcext:value-type="float">
            <text:p>0.00552538122984714</text:p>
          </table:table-cell>
          <table:table-cell office:value-type="float" office:value="0.0261287749857723" calcext:value-type="float">
            <text:p>0.0261287749857723</text:p>
          </table:table-cell>
          <table:table-cell office:value-type="float" office:value="0.356600495205157" calcext:value-type="float">
            <text:p>0.356600495205157</text:p>
          </table:table-cell>
          <table:table-cell office:value-type="float" office:value="0.762794833784203" calcext:value-type="float">
            <text:p>0.762794833784203</text:p>
          </table:table-cell>
          <table:table-cell office:value-type="float" office:value="0.523561634302755" calcext:value-type="float">
            <text:p>0.523561634302755</text:p>
          </table:table-cell>
          <table:table-cell office:value-type="float" office:value="40.0192959428968" calcext:value-type="float">
            <text:p>40.0192959428968</text:p>
          </table:table-cell>
          <table:table-cell office:value-type="float" office:value="0.583556948690766" calcext:value-type="float">
            <text:p>0.583556948690766</text:p>
          </table:table-cell>
          <table:table-cell office:value-type="float" office:value="0.120632948892634" calcext:value-type="float">
            <text:p>0.120632948892634</text:p>
          </table:table-cell>
          <table:table-cell office:value-type="float" office:value="0.656681188537609" calcext:value-type="float">
            <text:p>0.656681188537609</text:p>
          </table:table-cell>
          <table:table-cell office:value-type="float" office:value="0.668643976529769" calcext:value-type="float">
            <text:p>0.668643976529769</text:p>
          </table:table-cell>
          <table:table-cell office:value-type="float" office:value="143.309154143353" calcext:value-type="float">
            <text:p>143.309154143353</text:p>
          </table:table-cell>
          <table:table-cell office:value-type="float" office:value="0.0622266966774133" calcext:value-type="float">
            <text:p>0.0622266966774133</text:p>
          </table:table-cell>
          <table:table-cell office:value-type="float" office:value="0.110428169772956" calcext:value-type="float">
            <text:p>0.110428169772956</text:p>
          </table:table-cell>
          <table:table-cell office:value-type="float" office:value="0.76117179358702" calcext:value-type="float">
            <text:p>0.76117179358702</text:p>
          </table:table-cell>
          <table:table-cell office:value-type="float" office:value="0.161040010826919" calcext:value-type="float">
            <text:p>0.161040010826919</text:p>
          </table:table-cell>
          <table:table-cell office:value-type="float" office:value="0.00523139796322169" calcext:value-type="float">
            <text:p>0.00523139796322169</text:p>
          </table:table-cell>
          <table:table-cell office:value-type="float" office:value="0.0207598309482602" calcext:value-type="float">
            <text:p>0.0207598309482602</text:p>
          </table:table-cell>
          <table:table-cell office:value-type="float" office:value="0.550874562873309" calcext:value-type="float">
            <text:p>0.550874562873309</text:p>
          </table:table-cell>
          <table:table-cell office:value-type="float" office:value="1.42966391625731" calcext:value-type="float">
            <text:p>1.42966391625731</text:p>
          </table:table-cell>
          <table:table-cell table:style-name="ce5" office:value-type="float" office:value="0.000000204281215011553" calcext:value-type="float">
            <text:p>2.04E-07</text:p>
          </table:table-cell>
          <table:table-cell table:style-name="ce5" office:value-type="float" office:value="0.000000960498456297152" calcext:value-type="float">
            <text:p>9.60E-0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table:style-name="Default" table:formula="of:=ABS([.AJ6]-26)" office:value-type="float" office:value="0" calcext:value-type="float">
            <text:p>0</text:p>
          </table:table-cell>
          <table:table-cell table:style-name="Default" table:formula="of:=ABS([.AK6]-26)" office:value-type="float" office:value="11" calcext:value-type="float">
            <text:p>11</text:p>
          </table:table-cell>
          <table:table-cell table:style-name="Default" table:formula="of:=ABS([.AL6]-26)" office:value-type="float" office:value="12" calcext:value-type="float">
            <text:p>12</text:p>
          </table:table-cell>
          <table:table-cell table:number-columns-repeated="16343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13" calcext:value-type="float">
            <text:p>113</text:p>
          </table:table-cell>
          <table:table-cell office:value-type="float" office:value="94" calcext:value-type="float">
            <text:p>94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office:value-type="float" office:value="252" calcext:value-type="float">
            <text:p>252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.20208654220156" calcext:value-type="float">
            <text:p>1.20208654220156</text:p>
          </table:table-cell>
          <table:table-cell office:value-type="float" office:value="0.00522317701084028" calcext:value-type="float">
            <text:p>0.00522317701084028</text:p>
          </table:table-cell>
          <table:table-cell office:value-type="float" office:value="0.0104404750935788" calcext:value-type="float">
            <text:p>0.0104404750935788</text:p>
          </table:table-cell>
          <table:table-cell office:value-type="float" office:value="0.131992868160198" calcext:value-type="float">
            <text:p>0.131992868160198</text:p>
          </table:table-cell>
          <table:table-cell office:value-type="float" office:value="0.263185204727093" calcext:value-type="float">
            <text:p>0.263185204727093</text:p>
          </table:table-cell>
          <table:table-cell office:value-type="float" office:value="0.607162833312194" calcext:value-type="float">
            <text:p>0.607162833312194</text:p>
          </table:table-cell>
          <table:table-cell office:value-type="float" office:value="54.824875947138" calcext:value-type="float">
            <text:p>54.824875947138</text:p>
          </table:table-cell>
          <table:table-cell office:value-type="float" office:value="0.349047651558287" calcext:value-type="float">
            <text:p>0.349047651558287</text:p>
          </table:table-cell>
          <table:table-cell office:value-type="float" office:value="0.372433926014651" calcext:value-type="float">
            <text:p>0.372433926014651</text:p>
          </table:table-cell>
          <table:table-cell office:value-type="float" office:value="0.419809917121021" calcext:value-type="float">
            <text:p>0.419809917121021</text:p>
          </table:table-cell>
          <table:table-cell office:value-type="float" office:value="0.38547628304867" calcext:value-type="float">
            <text:p>0.38547628304867</text:p>
          </table:table-cell>
          <table:table-cell office:value-type="float" office:value="136.591978242281" calcext:value-type="float">
            <text:p>136.591978242281</text:p>
          </table:table-cell>
          <table:table-cell office:value-type="float" office:value="0.68716170894449" calcext:value-type="float">
            <text:p>0.68716170894449</text:p>
          </table:table-cell>
          <table:table-cell office:value-type="float" office:value="0.112708025680254" calcext:value-type="float">
            <text:p>0.112708025680254</text:p>
          </table:table-cell>
          <table:table-cell office:value-type="float" office:value="0.269095253961946" calcext:value-type="float">
            <text:p>0.269095253961946</text:p>
          </table:table-cell>
          <table:table-cell office:value-type="float" office:value="0.686216717318924" calcext:value-type="float">
            <text:p>0.686216717318924</text:p>
          </table:table-cell>
          <table:table-cell office:value-type="float" office:value="0.00814738089435046" calcext:value-type="float">
            <text:p>0.00814738089435046</text:p>
          </table:table-cell>
          <table:table-cell office:value-type="float" office:value="0.0221816496716534" calcext:value-type="float">
            <text:p>0.0221816496716534</text:p>
          </table:table-cell>
          <table:table-cell office:value-type="float" office:value="0.699829827980064" calcext:value-type="float">
            <text:p>0.699829827980064</text:p>
          </table:table-cell>
          <table:table-cell office:value-type="float" office:value="1.40932859963901" calcext:value-type="float">
            <text:p>1.40932859963901</text:p>
          </table:table-cell>
          <table:table-cell table:style-name="ce5" office:value-type="float" office:value="0.0000000766596688964782" calcext:value-type="float">
            <text:p>7.67E-08</text:p>
          </table:table-cell>
          <table:table-cell table:style-name="ce5" office:value-type="float" office:value="0.00000117289131695368" calcext:value-type="float">
            <text:p>1.17E-0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style-name="Default" table:formula="of:=ABS([.AJ7]-26)" office:value-type="float" office:value="1" calcext:value-type="float">
            <text:p>1</text:p>
          </table:table-cell>
          <table:table-cell table:style-name="Default" table:formula="of:=ABS([.AK7]-26)" office:value-type="float" office:value="19" calcext:value-type="float">
            <text:p>19</text:p>
          </table:table-cell>
          <table:table-cell table:style-name="Default" table:formula="of:=ABS([.AL7]-26)" office:value-type="float" office:value="3" calcext:value-type="float">
            <text:p>3</text:p>
          </table:table-cell>
          <table:table-cell table:number-columns-repeated="1634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45" calcext:value-type="float">
            <text:p>145</text:p>
          </table:table-cell>
          <table:table-cell office:value-type="float" office:value="69" calcext:value-type="float">
            <text:p>69</text:p>
          </table:table-cell>
          <table:table-cell office:value-type="float" office:value="49" calcext:value-type="float">
            <text:p>49</text:p>
          </table:table-cell>
          <table:table-cell office:value-type="float" office:value="110" calcext:value-type="float">
            <text:p>110</text:p>
          </table:table-cell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2.42952537979302" calcext:value-type="float">
            <text:p>2.42952537979302</text:p>
          </table:table-cell>
          <table:table-cell office:value-type="float" office:value="0.00797675494404931" calcext:value-type="float">
            <text:p>0.00797675494404931</text:p>
          </table:table-cell>
          <table:table-cell office:value-type="float" office:value="0.018593270028468" calcext:value-type="float">
            <text:p>0.018593270028468</text:p>
          </table:table-cell>
          <table:table-cell office:value-type="float" office:value="0.277723218583106" calcext:value-type="float">
            <text:p>0.277723218583106</text:p>
          </table:table-cell>
          <table:table-cell office:value-type="float" office:value="0.558485165622267" calcext:value-type="float">
            <text:p>0.558485165622267</text:p>
          </table:table-cell>
          <table:table-cell office:value-type="float" office:value="0.56797261792308" calcext:value-type="float">
            <text:p>0.56797261792308</text:p>
          </table:table-cell>
          <table:table-cell office:value-type="float" office:value="103.01139676745" calcext:value-type="float">
            <text:p>103.01139676745</text:p>
          </table:table-cell>
          <table:table-cell office:value-type="float" office:value="0.410004173262129" calcext:value-type="float">
            <text:p>0.410004173262129</text:p>
          </table:table-cell>
          <table:table-cell office:value-type="float" office:value="0.152804037101811" calcext:value-type="float">
            <text:p>0.152804037101811</text:p>
          </table:table-cell>
          <table:table-cell office:value-type="float" office:value="0.265788562099102" calcext:value-type="float">
            <text:p>0.265788562099102</text:p>
          </table:table-cell>
          <table:table-cell office:value-type="float" office:value="0.789350294865017" calcext:value-type="float">
            <text:p>0.789350294865017</text:p>
          </table:table-cell>
          <table:table-cell office:value-type="float" office:value="92.8206177610373" calcext:value-type="float">
            <text:p>92.8206177610373</text:p>
          </table:table-cell>
          <table:table-cell office:value-type="float" office:value="0.481898792692798" calcext:value-type="float">
            <text:p>0.481898792692798</text:p>
          </table:table-cell>
          <table:table-cell office:value-type="float" office:value="0.24699021205794" calcext:value-type="float">
            <text:p>0.24699021205794</text:p>
          </table:table-cell>
          <table:table-cell office:value-type="float" office:value="0.438577336560606" calcext:value-type="float">
            <text:p>0.438577336560606</text:p>
          </table:table-cell>
          <table:table-cell office:value-type="float" office:value="0.239685804840007" calcext:value-type="float">
            <text:p>0.239685804840007</text:p>
          </table:table-cell>
          <table:table-cell office:value-type="float" office:value="0.00804768351251171" calcext:value-type="float">
            <text:p>0.00804768351251171</text:p>
          </table:table-cell>
          <table:table-cell office:value-type="float" office:value="0.0227692300042017" calcext:value-type="float">
            <text:p>0.0227692300042017</text:p>
          </table:table-cell>
          <table:table-cell office:value-type="float" office:value="0.79930207336063" calcext:value-type="float">
            <text:p>0.79930207336063</text:p>
          </table:table-cell>
          <table:table-cell office:value-type="float" office:value="1.53025153866214" calcext:value-type="float">
            <text:p>1.53025153866214</text:p>
          </table:table-cell>
          <table:table-cell table:style-name="ce5" office:value-type="float" office:value="0.000000177545686253575" calcext:value-type="float">
            <text:p>1.78E-07</text:p>
          </table:table-cell>
          <table:table-cell table:style-name="ce5" office:value-type="float" office:value="0.00000112296693933262" calcext:value-type="float">
            <text:p>1.12E-06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style-name="Default" table:formula="of:=ABS([.AJ8]-26)" office:value-type="float" office:value="1" calcext:value-type="float">
            <text:p>1</text:p>
          </table:table-cell>
          <table:table-cell table:style-name="Default" table:formula="of:=ABS([.AK8]-26)" office:value-type="float" office:value="5" calcext:value-type="float">
            <text:p>5</text:p>
          </table:table-cell>
          <table:table-cell table:style-name="Default" table:formula="of:=ABS([.AL8]-26)" office:value-type="float" office:value="19" calcext:value-type="float">
            <text:p>19</text:p>
          </table:table-cell>
          <table:table-cell table:number-columns-repeated="16343"/>
        </table:table-row>
        <table:table-row table:style-name="ro2">
          <table:table-cell table:style-name="ce2" table:formula="of:=SUM([.A4:.A8])/5" office:value-type="float" office:value="119.6" calcext:value-type="float">
            <text:p>119.6</text:p>
          </table:table-cell>
          <table:table-cell table:style-name="ce2" table:formula="of:=SUM([.B4:.B8])/5" office:value-type="float" office:value="129.4" calcext:value-type="float">
            <text:p>129.4</text:p>
          </table:table-cell>
          <table:table-cell table:style-name="ce2" table:formula="of:=SUM([.C4:.C8])/5" office:value-type="float" office:value="88.4" calcext:value-type="float">
            <text:p>88.4</text:p>
          </table:table-cell>
          <table:table-cell table:style-name="ce2" table:formula="of:=SUM([.D4:.D8])/5" office:value-type="float" office:value="39.6" calcext:value-type="float">
            <text:p>39.6</text:p>
          </table:table-cell>
          <table:table-cell table:style-name="ce2" table:formula="of:=SUM([.E4:.E8])/5" office:value-type="float" office:value="126.4" calcext:value-type="float">
            <text:p>126.4</text:p>
          </table:table-cell>
          <table:table-cell table:style-name="ce2" table:formula="of:=SUM([.F4:.F8])/5" office:value-type="float" office:value="88.2" calcext:value-type="float">
            <text:p>88.2</text:p>
          </table:table-cell>
          <table:table-cell table:style-name="ce2" table:formula="of:=SUM([.G4:.G8])/5" office:value-type="float" office:value="94.6" calcext:value-type="float">
            <text:p>94.6</text:p>
          </table:table-cell>
          <table:table-cell table:style-name="ce2" table:formula="of:=SUM([.H4:.H8])/5" office:value-type="float" office:value="44.6" calcext:value-type="float">
            <text:p>44.6</text:p>
          </table:table-cell>
          <table:table-cell table:style-name="ce2" table:formula="of:=SUM([.I4:.I8])/5" office:value-type="float" office:value="220.6" calcext:value-type="float">
            <text:p>220.6</text:p>
          </table:table-cell>
          <table:table-cell table:style-name="ce2" table:formula="of:=SUM([.J4:.J8])/5" office:value-type="float" office:value="74.8" calcext:value-type="float">
            <text:p>74.8</text:p>
          </table:table-cell>
          <table:table-cell table:style-name="ce2" table:formula="of:=SUM([.K4:.K8])/5" office:value-type="float" office:value="75" calcext:value-type="float">
            <text:p>75</text:p>
          </table:table-cell>
          <table:table-cell table:style-name="ce2" table:formula="of:=SUM([.L4:.L8])/5" office:value-type="float" office:value="65.2" calcext:value-type="float">
            <text:p>65.2</text:p>
          </table:table-cell>
          <table:table-cell table:style-name="ce2" table:formula="of:=SUM([.M4:.M8])/5" office:value-type="float" office:value="2.03880491971324" calcext:value-type="float">
            <text:p>2.03880491971324</text:p>
          </table:table-cell>
          <table:table-cell table:style-name="ce2" table:formula="of:=SUM([.N4:.N8])/5" office:value-type="float" office:value="0.00643878923281949" calcext:value-type="float">
            <text:p>0.00643878923281949</text:p>
          </table:table-cell>
          <table:table-cell table:style-name="ce2" table:formula="of:=SUM([.O4:.O8])/5" office:value-type="float" office:value="0.0244630158951602" calcext:value-type="float">
            <text:p>0.0244630158951602</text:p>
          </table:table-cell>
          <table:table-cell table:style-name="ce2" table:formula="of:=SUM([.P4:.P8])/5" office:value-type="float" office:value="0.222254098598898" calcext:value-type="float">
            <text:p>0.222254098598898</text:p>
          </table:table-cell>
          <table:table-cell table:style-name="ce2" table:formula="of:=SUM([.Q4:.Q8])/5" office:value-type="float" office:value="0.528917681474655" calcext:value-type="float">
            <text:p>0.528917681474655</text:p>
          </table:table-cell>
          <table:table-cell table:style-name="ce2" table:formula="of:=SUM([.R4:.R8])/5" office:value-type="float" office:value="0.561443261593671" calcext:value-type="float">
            <text:p>0.561443261593671</text:p>
          </table:table-cell>
          <table:table-cell table:style-name="ce2" table:formula="of:=SUM([.S4:.S8])/5" office:value-type="float" office:value="77.4672959055346" calcext:value-type="float">
            <text:p>77.4672959055346</text:p>
          </table:table-cell>
          <table:table-cell table:style-name="ce2" table:formula="of:=SUM([.T4:.T8])/5" office:value-type="float" office:value="0.439936208671887" calcext:value-type="float">
            <text:p>0.439936208671887</text:p>
          </table:table-cell>
          <table:table-cell table:style-name="ce2" table:formula="of:=SUM([.U4:.U8])/5" office:value-type="float" office:value="0.184950154156645" calcext:value-type="float">
            <text:p>0.184950154156645</text:p>
          </table:table-cell>
          <table:table-cell table:style-name="ce2" table:formula="of:=SUM([.V4:.V8])/5" office:value-type="float" office:value="0.440241808088484" calcext:value-type="float">
            <text:p>0.440241808088484</text:p>
          </table:table-cell>
          <table:table-cell table:style-name="ce2" table:formula="of:=SUM([.W4:.W8])/5" office:value-type="float" office:value="0.574772698528405" calcext:value-type="float">
            <text:p>0.574772698528405</text:p>
          </table:table-cell>
          <table:table-cell table:style-name="ce2" table:formula="of:=SUM([.X4:.X8])/5" office:value-type="float" office:value="103.61444367005" calcext:value-type="float">
            <text:p>103.61444367005</text:p>
          </table:table-cell>
          <table:table-cell table:style-name="ce2" table:formula="of:=SUM([.Y4:.Y8])/5" office:value-type="float" office:value="0.47603963432452" calcext:value-type="float">
            <text:p>0.47603963432452</text:p>
          </table:table-cell>
          <table:table-cell table:style-name="ce2" table:formula="of:=SUM([.Z4:.Z8])/5" office:value-type="float" office:value="0.297613242019378" calcext:value-type="float">
            <text:p>0.297613242019378</text:p>
          </table:table-cell>
          <table:table-cell table:style-name="ce2" table:formula="of:=SUM([.AA4:.AA8])/5" office:value-type="float" office:value="0.371068188913039" calcext:value-type="float">
            <text:p>0.371068188913039</text:p>
          </table:table-cell>
          <table:table-cell table:style-name="ce2" table:formula="of:=SUM([.AB4:.AB8])/5" office:value-type="float" office:value="0.517087647521753" calcext:value-type="float">
            <text:p>0.517087647521753</text:p>
          </table:table-cell>
          <table:table-cell table:style-name="ce2" table:formula="of:=SUM([.AC4:.AC8])/5" office:value-type="float" office:value="0.00720576162725358" calcext:value-type="float">
            <text:p>0.00720576162725358</text:p>
          </table:table-cell>
          <table:table-cell table:style-name="ce2" table:formula="of:=SUM([.AD4:.AD8])/5" office:value-type="float" office:value="0.0224202799320662" calcext:value-type="float">
            <text:p>0.0224202799320662</text:p>
          </table:table-cell>
          <table:table-cell table:style-name="ce2" table:formula="of:=SUM([.AE4:.AE8])/5" office:value-type="float" office:value="0.682246449715491" calcext:value-type="float">
            <text:p>0.682246449715491</text:p>
          </table:table-cell>
          <table:table-cell table:style-name="ce2" table:formula="of:=SUM([.AF4:.AF8])/5" office:value-type="float" office:value="1.4093475287611" calcext:value-type="float">
            <text:p>1.4093475287611</text:p>
          </table:table-cell>
          <table:table-cell table:style-name="ce2" table:formula="of:=SUM([.AG4:.AG8])/5" office:value-type="float" office:value="0.000000145478634202974" calcext:value-type="float">
            <text:p>1.45478634202974E-07</text:p>
          </table:table-cell>
          <table:table-cell table:style-name="ce2" table:formula="of:=SUM([.AH4:.AH8])/5" office:value-type="float" office:value="0.00000107857546074909" calcext:value-type="float">
            <text:p>1.07857546074909E-06</text:p>
          </table:table-cell>
          <table:table-cell table:style-name="ce2" table:formula="of:=SUM([.AI4:.AI8])/5" office:value-type="float" office:value="3.2" calcext:value-type="float">
            <text:p>3.2</text:p>
          </table:table-cell>
          <table:table-cell table:style-name="ce2" table:number-columns-repeated="3"/>
          <table:table-cell table:number-columns-repeated="3"/>
          <table:table-cell table:style-name="ce2" table:number-columns-repeated="16342"/>
          <table:table-cell/>
        </table:table-row>
        <table:table-row table:style-name="ro2">
          <table:table-cell table:number-columns-repeated="16384"/>
        </table:table-row>
        <table:table-row table:style-name="ro2">
          <table:table-cell table:style-name="ce2" office:value-type="string" calcext:value-type="string">
            <text:p>MAR15</text:p>
          </table:table-cell>
          <table:table-cell table:number-columns-repeated="37"/>
          <table:table-cell table:style-name="Default" table:number-columns-repeated="2"/>
          <table:table-cell/>
          <table:table-cell table:style-name="ce2" table:number-columns-repeated="2"/>
          <table:table-cell table:number-columns-repeated="16341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53" calcext:value-type="float">
            <text:p>153</text:p>
          </table:table-cell>
          <table:table-cell office:value-type="float" office:value="166" calcext:value-type="float">
            <text:p>166</text:p>
          </table:table-cell>
          <table:table-cell office:value-type="float" office:value="43" calcext:value-type="float">
            <text:p>43</text:p>
          </table:table-cell>
          <table:table-cell office:value-type="float" office:value="169" calcext:value-type="float">
            <text:p>169</text:p>
          </table:table-cell>
          <table:table-cell office:value-type="float" office:value="132" calcext:value-type="float">
            <text:p>132</text:p>
          </table:table-cell>
          <table:table-cell office:value-type="float" office:value="137" calcext:value-type="float">
            <text:p>137</text:p>
          </table:table-cell>
          <table:table-cell office:value-type="float" office:value="88" calcext:value-type="float">
            <text:p>88</text:p>
          </table:table-cell>
          <table:table-cell office:value-type="float" office:value="204" calcext:value-type="float">
            <text:p>20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office:value-type="float" office:value="97" calcext:value-type="float">
            <text:p>97</text:p>
          </table:table-cell>
          <table:table-cell office:value-type="float" office:value="1.27061547618131" calcext:value-type="float">
            <text:p>1.27061547618131</text:p>
          </table:table-cell>
          <table:table-cell office:value-type="float" office:value="0.00694228303684451" calcext:value-type="float">
            <text:p>0.00694228303684451</text:p>
          </table:table-cell>
          <table:table-cell office:value-type="float" office:value="0.0219002487248063" calcext:value-type="float">
            <text:p>0.0219002487248063</text:p>
          </table:table-cell>
          <table:table-cell office:value-type="float" office:value="0.347151719616646" calcext:value-type="float">
            <text:p>0.347151719616646</text:p>
          </table:table-cell>
          <table:table-cell office:value-type="float" office:value="0.263071268496905" calcext:value-type="float">
            <text:p>0.263071268496905</text:p>
          </table:table-cell>
          <table:table-cell office:value-type="float" office:value="0.235110695257931" calcext:value-type="float">
            <text:p>0.235110695257931</text:p>
          </table:table-cell>
          <table:table-cell office:value-type="float" office:value="42.7363984427382" calcext:value-type="float">
            <text:p>42.7363984427382</text:p>
          </table:table-cell>
          <table:table-cell office:value-type="float" office:value="0.250969227535765" calcext:value-type="float">
            <text:p>0.250969227535765</text:p>
          </table:table-cell>
          <table:table-cell office:value-type="float" office:value="0.399035326567704" calcext:value-type="float">
            <text:p>0.399035326567704</text:p>
          </table:table-cell>
          <table:table-cell office:value-type="float" office:value="0.797124949234292" calcext:value-type="float">
            <text:p>0.797124949234292</text:p>
          </table:table-cell>
          <table:table-cell office:value-type="float" office:value="0.769974568456455" calcext:value-type="float">
            <text:p>0.769974568456455</text:p>
          </table:table-cell>
          <table:table-cell office:value-type="float" office:value="17.6430123655067" calcext:value-type="float">
            <text:p>17.6430123655067</text:p>
          </table:table-cell>
          <table:table-cell office:value-type="float" office:value="0.350387670581672" calcext:value-type="float">
            <text:p>0.350387670581672</text:p>
          </table:table-cell>
          <table:table-cell office:value-type="float" office:value="0.546582550540182" calcext:value-type="float">
            <text:p>0.546582550540182</text:p>
          </table:table-cell>
          <table:table-cell office:value-type="float" office:value="0.528022393114421" calcext:value-type="float">
            <text:p>0.528022393114421</text:p>
          </table:table-cell>
          <table:table-cell office:value-type="float" office:value="0.26495747133798" calcext:value-type="float">
            <text:p>0.26495747133798</text:p>
          </table:table-cell>
          <table:table-cell office:value-type="float" office:value="0.00556446510772531" calcext:value-type="float">
            <text:p>0.00556446510772531</text:p>
          </table:table-cell>
          <table:table-cell office:value-type="float" office:value="0.020227768843325" calcext:value-type="float">
            <text:p>0.020227768843325</text:p>
          </table:table-cell>
          <table:table-cell office:value-type="float" office:value="0.732825278184486" calcext:value-type="float">
            <text:p>0.732825278184486</text:p>
          </table:table-cell>
          <table:table-cell office:value-type="float" office:value="1.43931668019747" calcext:value-type="float">
            <text:p>1.43931668019747</text:p>
          </table:table-cell>
          <table:table-cell table:style-name="ce5" office:value-type="float" office:value="0.0000000968072868470026" calcext:value-type="float">
            <text:p>9.68E-08</text:p>
          </table:table-cell>
          <table:table-cell table:style-name="ce5" office:value-type="float" office:value="0.00000130115966062366" calcext:value-type="float">
            <text:p>1.30E-06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table:formula="of:=ABS([.AJ12]-39)" office:value-type="float" office:value="2" calcext:value-type="float">
            <text:p>2</text:p>
          </table:table-cell>
          <table:table-cell table:style-name="Default" table:formula="of:=ABS([.AK12]-39)" office:value-type="float" office:value="29" calcext:value-type="float">
            <text:p>29</text:p>
          </table:table-cell>
          <table:table-cell table:style-name="Default" table:formula="of:=ABS([.AL12]-39)" office:value-type="float" office:value="39" calcext:value-type="float">
            <text:p>39</text:p>
          </table:table-cell>
          <table:table-cell table:number-columns-repeated="16343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106" calcext:value-type="float">
            <text:p>106</text:p>
          </table:table-cell>
          <table:table-cell office:value-type="float" office:value="166" calcext:value-type="float">
            <text:p>166</text:p>
          </table:table-cell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32" calcext:value-type="float">
            <text:p>32</text:p>
          </table:table-cell>
          <table:table-cell office:value-type="float" office:value="155" calcext:value-type="float">
            <text:p>155</text:p>
          </table:table-cell>
          <table:table-cell office:value-type="float" office:value="24" calcext:value-type="float">
            <text:p>24</text:p>
          </table:table-cell>
          <table:table-cell office:value-type="float" office:value="133" calcext:value-type="float">
            <text:p>133</text:p>
          </table:table-cell>
          <table:table-cell office:value-type="float" office:value="34" calcext:value-type="float">
            <text:p>34</text:p>
          </table:table-cell>
          <table:table-cell office:value-type="float" office:value="2.37772747394101" calcext:value-type="float">
            <text:p>2.37772747394101</text:p>
          </table:table-cell>
          <table:table-cell office:value-type="float" office:value="0.00664885840252063" calcext:value-type="float">
            <text:p>0.00664885840252063</text:p>
          </table:table-cell>
          <table:table-cell office:value-type="float" office:value="0.0335306772699555" calcext:value-type="float">
            <text:p>0.0335306772699555</text:p>
          </table:table-cell>
          <table:table-cell office:value-type="float" office:value="0.303984950757446" calcext:value-type="float">
            <text:p>0.303984950757446</text:p>
          </table:table-cell>
          <table:table-cell office:value-type="float" office:value="0.206865755858579" calcext:value-type="float">
            <text:p>0.206865755858579</text:p>
          </table:table-cell>
          <table:table-cell office:value-type="float" office:value="0.78405443762024" calcext:value-type="float">
            <text:p>0.78405443762024</text:p>
          </table:table-cell>
          <table:table-cell office:value-type="float" office:value="131.573021319304" calcext:value-type="float">
            <text:p>131.573021319304</text:p>
          </table:table-cell>
          <table:table-cell office:value-type="float" office:value="0.666688732879819" calcext:value-type="float">
            <text:p>0.666688732879819</text:p>
          </table:table-cell>
          <table:table-cell office:value-type="float" office:value="0.338632858013898" calcext:value-type="float">
            <text:p>0.338632858013898</text:p>
          </table:table-cell>
          <table:table-cell office:value-type="float" office:value="0.646535352509398" calcext:value-type="float">
            <text:p>0.646535352509398</text:p>
          </table:table-cell>
          <table:table-cell office:value-type="float" office:value="0.361453164683054" calcext:value-type="float">
            <text:p>0.361453164683054</text:p>
          </table:table-cell>
          <table:table-cell office:value-type="float" office:value="11.2588271488823" calcext:value-type="float">
            <text:p>11.2588271488823</text:p>
          </table:table-cell>
          <table:table-cell office:value-type="float" office:value="0.636263356998413" calcext:value-type="float">
            <text:p>0.636263356998413</text:p>
          </table:table-cell>
          <table:table-cell office:value-type="float" office:value="0.649729135573986" calcext:value-type="float">
            <text:p>0.649729135573986</text:p>
          </table:table-cell>
          <table:table-cell office:value-type="float" office:value="0.642844911312286" calcext:value-type="float">
            <text:p>0.642844911312286</text:p>
          </table:table-cell>
          <table:table-cell office:value-type="float" office:value="0.73681044544992" calcext:value-type="float">
            <text:p>0.73681044544992</text:p>
          </table:table-cell>
          <table:table-cell office:value-type="float" office:value="0.00870138593280237" calcext:value-type="float">
            <text:p>0.00870138593280237</text:p>
          </table:table-cell>
          <table:table-cell office:value-type="float" office:value="0.0208063386314695" calcext:value-type="float">
            <text:p>0.0208063386314695</text:p>
          </table:table-cell>
          <table:table-cell office:value-type="float" office:value="0.453137876506386" calcext:value-type="float">
            <text:p>0.453137876506386</text:p>
          </table:table-cell>
          <table:table-cell office:value-type="float" office:value="1.20592484803029" calcext:value-type="float">
            <text:p>1.20592484803029</text:p>
          </table:table-cell>
          <table:table-cell table:style-name="ce5" office:value-type="float" office:value="0.000000082727471895223" calcext:value-type="float">
            <text:p>8.27E-08</text:p>
          </table:table-cell>
          <table:table-cell table:style-name="ce5" office:value-type="float" office:value="0.000000742361986061942" calcext:value-type="float">
            <text:p>7.42E-0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style-name="Default" table:formula="of:=ABS([.AJ13]-39)" office:value-type="float" office:value="13" calcext:value-type="float">
            <text:p>13</text:p>
          </table:table-cell>
          <table:table-cell table:style-name="Default" table:formula="of:=ABS([.AK13]-39)" office:value-type="float" office:value="32" calcext:value-type="float">
            <text:p>32</text:p>
          </table:table-cell>
          <table:table-cell table:style-name="Default" table:formula="of:=ABS([.AL13]-39)" office:value-type="float" office:value="2" calcext:value-type="float">
            <text:p>2</text:p>
          </table:table-cell>
          <table:table-cell table:number-columns-repeated="1634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 office:value-type="float" office:value="215" calcext:value-type="float">
            <text:p>215</text:p>
          </table:table-cell>
          <table:table-cell office:value-type="float" office:value="47" calcext:value-type="float">
            <text:p>47</text:p>
          </table:table-cell>
          <table:table-cell office:value-type="float" office:value="119" calcext:value-type="float">
            <text:p>119</text:p>
          </table:table-cell>
          <table:table-cell office:value-type="float" office:value="96" calcext:value-type="float">
            <text:p>96</text:p>
          </table:table-cell>
          <table:table-cell office:value-type="float" office:value="2.84266838251382" calcext:value-type="float">
            <text:p>2.84266838251382</text:p>
          </table:table-cell>
          <table:table-cell office:value-type="float" office:value="0.0071736420540945" calcext:value-type="float">
            <text:p>0.0071736420540945</text:p>
          </table:table-cell>
          <table:table-cell office:value-type="float" office:value="0.0251787358780686" calcext:value-type="float">
            <text:p>0.0251787358780686</text:p>
          </table:table-cell>
          <table:table-cell office:value-type="float" office:value="0.180694027648592" calcext:value-type="float">
            <text:p>0.180694027648592</text:p>
          </table:table-cell>
          <table:table-cell office:value-type="float" office:value="0.523496295551882" calcext:value-type="float">
            <text:p>0.523496295551882</text:p>
          </table:table-cell>
          <table:table-cell office:value-type="float" office:value="0.387675544969369" calcext:value-type="float">
            <text:p>0.387675544969369</text:p>
          </table:table-cell>
          <table:table-cell office:value-type="float" office:value="113.435170728876" calcext:value-type="float">
            <text:p>113.435170728876</text:p>
          </table:table-cell>
          <table:table-cell office:value-type="float" office:value="0.0168587620432107" calcext:value-type="float">
            <text:p>0.0168587620432107</text:p>
          </table:table-cell>
          <table:table-cell office:value-type="float" office:value="0.32716031063149" calcext:value-type="float">
            <text:p>0.32716031063149</text:p>
          </table:table-cell>
          <table:table-cell office:value-type="float" office:value="0.200525099244977" calcext:value-type="float">
            <text:p>0.200525099244977</text:p>
          </table:table-cell>
          <table:table-cell office:value-type="float" office:value="0.791203230893641" calcext:value-type="float">
            <text:p>0.791203230893641</text:p>
          </table:table-cell>
          <table:table-cell office:value-type="float" office:value="11.0769059701963" calcext:value-type="float">
            <text:p>11.0769059701963</text:p>
          </table:table-cell>
          <table:table-cell office:value-type="float" office:value="0.443200403530413" calcext:value-type="float">
            <text:p>0.443200403530413</text:p>
          </table:table-cell>
          <table:table-cell office:value-type="float" office:value="0.998092915472596" calcext:value-type="float">
            <text:p>0.998092915472596</text:p>
          </table:table-cell>
          <table:table-cell office:value-type="float" office:value="0.717431023608919" calcext:value-type="float">
            <text:p>0.717431023608919</text:p>
          </table:table-cell>
          <table:table-cell office:value-type="float" office:value="0.287616406981639" calcext:value-type="float">
            <text:p>0.287616406981639</text:p>
          </table:table-cell>
          <table:table-cell office:value-type="float" office:value="0.00683725729319008" calcext:value-type="float">
            <text:p>0.00683725729319008</text:p>
          </table:table-cell>
          <table:table-cell office:value-type="float" office:value="0.0233556779892655" calcext:value-type="float">
            <text:p>0.0233556779892655</text:p>
          </table:table-cell>
          <table:table-cell office:value-type="float" office:value="0.680427788227931" calcext:value-type="float">
            <text:p>0.680427788227931</text:p>
          </table:table-cell>
          <table:table-cell office:value-type="float" office:value="1.33965246435033" calcext:value-type="float">
            <text:p>1.33965246435033</text:p>
          </table:table-cell>
          <table:table-cell table:style-name="ce5" office:value-type="float" office:value="0.0000000615310444107414" calcext:value-type="float">
            <text:p>6.15E-08</text:p>
          </table:table-cell>
          <table:table-cell table:style-name="ce5" office:value-type="float" office:value="0.00000128266037344994" calcext:value-type="float">
            <text:p>1.28E-0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Default" table:formula="of:=ABS([.AJ14]-39)" office:value-type="float" office:value="20" calcext:value-type="float">
            <text:p>20</text:p>
          </table:table-cell>
          <table:table-cell table:style-name="Default" table:formula="of:=ABS([.AK14]-39)" office:value-type="float" office:value="29" calcext:value-type="float">
            <text:p>29</text:p>
          </table:table-cell>
          <table:table-cell table:style-name="Default" table:formula="of:=ABS([.AL14]-39)" office:value-type="float" office:value="30" calcext:value-type="float">
            <text:p>30</text:p>
          </table:table-cell>
          <table:table-cell table:number-columns-repeated="16343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141" calcext:value-type="float">
            <text:p>141</text:p>
          </table:table-cell>
          <table:table-cell office:value-type="float" office:value="160" calcext:value-type="float">
            <text:p>160</text:p>
          </table:table-cell>
          <table:table-cell office:value-type="float" office:value="33" calcext:value-type="float">
            <text:p>33</text:p>
          </table:table-cell>
          <table:table-cell office:value-type="float" office:value="169" calcext:value-type="float">
            <text:p>169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251" calcext:value-type="float">
            <text:p>251</text:p>
          </table:table-cell>
          <table:table-cell office:value-type="float" office:value="54" calcext:value-type="float">
            <text:p>54</text:p>
          </table:table-cell>
          <table:table-cell office:value-type="float" office:value="142" calcext:value-type="float">
            <text:p>142</text:p>
          </table:table-cell>
          <table:table-cell office:value-type="float" office:value="42" calcext:value-type="float">
            <text:p>42</text:p>
          </table:table-cell>
          <table:table-cell office:value-type="float" office:value="1.99369684692059" calcext:value-type="float">
            <text:p>1.99369684692059</text:p>
          </table:table-cell>
          <table:table-cell office:value-type="float" office:value="0.00537725392068684" calcext:value-type="float">
            <text:p>0.00537725392068684</text:p>
          </table:table-cell>
          <table:table-cell office:value-type="float" office:value="0.027406132990783" calcext:value-type="float">
            <text:p>0.027406132990783</text:p>
          </table:table-cell>
          <table:table-cell office:value-type="float" office:value="0.304419726838051" calcext:value-type="float">
            <text:p>0.304419726838051</text:p>
          </table:table-cell>
          <table:table-cell office:value-type="float" office:value="0.557433159572754" calcext:value-type="float">
            <text:p>0.557433159572754</text:p>
          </table:table-cell>
          <table:table-cell office:value-type="float" office:value="0.626249241145536" calcext:value-type="float">
            <text:p>0.626249241145536</text:p>
          </table:table-cell>
          <table:table-cell office:value-type="float" office:value="76.9208000898406" calcext:value-type="float">
            <text:p>76.9208000898406</text:p>
          </table:table-cell>
          <table:table-cell office:value-type="float" office:value="0.830379986199542" calcext:value-type="float">
            <text:p>0.830379986199542</text:p>
          </table:table-cell>
          <table:table-cell office:value-type="float" office:value="0.226989636005917" calcext:value-type="float">
            <text:p>0.226989636005917</text:p>
          </table:table-cell>
          <table:table-cell office:value-type="float" office:value="0.210460416363496" calcext:value-type="float">
            <text:p>0.210460416363496</text:p>
          </table:table-cell>
          <table:table-cell office:value-type="float" office:value="0.477793831313076" calcext:value-type="float">
            <text:p>0.477793831313076</text:p>
          </table:table-cell>
          <table:table-cell office:value-type="float" office:value="114.22452457695" calcext:value-type="float">
            <text:p>114.22452457695</text:p>
          </table:table-cell>
          <table:table-cell office:value-type="float" office:value="0.995119602037755" calcext:value-type="float">
            <text:p>0.995119602037755</text:p>
          </table:table-cell>
          <table:table-cell office:value-type="float" office:value="0.277665158020437" calcext:value-type="float">
            <text:p>0.277665158020437</text:p>
          </table:table-cell>
          <table:table-cell office:value-type="float" office:value="0.115024471797974" calcext:value-type="float">
            <text:p>0.115024471797974</text:p>
          </table:table-cell>
          <table:table-cell office:value-type="float" office:value="0.723453493445787" calcext:value-type="float">
            <text:p>0.723453493445787</text:p>
          </table:table-cell>
          <table:table-cell office:value-type="float" office:value="0.00589748046456113" calcext:value-type="float">
            <text:p>0.00589748046456113</text:p>
          </table:table-cell>
          <table:table-cell office:value-type="float" office:value="0.0202877359201606" calcext:value-type="float">
            <text:p>0.0202877359201606</text:p>
          </table:table-cell>
          <table:table-cell office:value-type="float" office:value="0.775113605242298" calcext:value-type="float">
            <text:p>0.775113605242298</text:p>
          </table:table-cell>
          <table:table-cell office:value-type="float" office:value="1.44742632946699" calcext:value-type="float">
            <text:p>1.44742632946699</text:p>
          </table:table-cell>
          <table:table-cell table:style-name="ce5" office:value-type="float" office:value="0.000000180173351096822" calcext:value-type="float">
            <text:p>1.80E-07</text:p>
          </table:table-cell>
          <table:table-cell table:style-name="ce5" office:value-type="float" office:value="0.000000773027585732885" calcext:value-type="float">
            <text:p>7.73E-0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Default" table:formula="of:=ABS([.AJ15]-39)" office:value-type="float" office:value="20" calcext:value-type="float">
            <text:p>20</text:p>
          </table:table-cell>
          <table:table-cell table:style-name="Default" table:formula="of:=ABS([.AK15]-39)" office:value-type="float" office:value="34" calcext:value-type="float">
            <text:p>34</text:p>
          </table:table-cell>
          <table:table-cell table:style-name="Default" table:formula="of:=ABS([.AL15]-39)" office:value-type="float" office:value="36" calcext:value-type="float">
            <text:p>36</text:p>
          </table:table-cell>
          <table:table-cell table:number-columns-repeated="16343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231" calcext:value-type="float">
            <text:p>231</text:p>
          </table:table-cell>
          <table:table-cell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1.511250161196" calcext:value-type="float">
            <text:p>1.511250161196</text:p>
          </table:table-cell>
          <table:table-cell office:value-type="float" office:value="0.00538454498625226" calcext:value-type="float">
            <text:p>0.00538454498625226</text:p>
          </table:table-cell>
          <table:table-cell office:value-type="float" office:value="0.0134760557552" calcext:value-type="float">
            <text:p>0.0134760557552</text:p>
          </table:table-cell>
          <table:table-cell office:value-type="float" office:value="0.375658333163666" calcext:value-type="float">
            <text:p>0.375658333163666</text:p>
          </table:table-cell>
          <table:table-cell office:value-type="float" office:value="0.764033006552471" calcext:value-type="float">
            <text:p>0.764033006552471</text:p>
          </table:table-cell>
          <table:table-cell office:value-type="float" office:value="0.286713006858208" calcext:value-type="float">
            <text:p>0.286713006858208</text:p>
          </table:table-cell>
          <table:table-cell office:value-type="float" office:value="92.9348855813337" calcext:value-type="float">
            <text:p>92.9348855813337</text:p>
          </table:table-cell>
          <table:table-cell office:value-type="float" office:value="0.171482018922821" calcext:value-type="float">
            <text:p>0.171482018922821</text:p>
          </table:table-cell>
          <table:table-cell office:value-type="float" office:value="0.0889800128187254" calcext:value-type="float">
            <text:p>0.0889800128187254</text:p>
          </table:table-cell>
          <table:table-cell office:value-type="float" office:value="0.794072744931699" calcext:value-type="float">
            <text:p>0.794072744931699</text:p>
          </table:table-cell>
          <table:table-cell office:value-type="float" office:value="0.607059925075657" calcext:value-type="float">
            <text:p>0.607059925075657</text:p>
          </table:table-cell>
          <table:table-cell office:value-type="float" office:value="157.534834238341" calcext:value-type="float">
            <text:p>157.534834238341</text:p>
          </table:table-cell>
          <table:table-cell office:value-type="float" office:value="0.0226327623305554" calcext:value-type="float">
            <text:p>0.0226327623305554</text:p>
          </table:table-cell>
          <table:table-cell office:value-type="float" office:value="0.593530903821816" calcext:value-type="float">
            <text:p>0.593530903821816</text:p>
          </table:table-cell>
          <table:table-cell office:value-type="float" office:value="0.258644397724539" calcext:value-type="float">
            <text:p>0.258644397724539</text:p>
          </table:table-cell>
          <table:table-cell office:value-type="float" office:value="0.661932575604694" calcext:value-type="float">
            <text:p>0.661932575604694</text:p>
          </table:table-cell>
          <table:table-cell office:value-type="float" office:value="0.00758268122685711" calcext:value-type="float">
            <text:p>0.00758268122685711</text:p>
          </table:table-cell>
          <table:table-cell office:value-type="float" office:value="0.0225310266239204" calcext:value-type="float">
            <text:p>0.0225310266239204</text:p>
          </table:table-cell>
          <table:table-cell office:value-type="float" office:value="0.466113259395649" calcext:value-type="float">
            <text:p>0.466113259395649</text:p>
          </table:table-cell>
          <table:table-cell office:value-type="float" office:value="1.37175828657834" calcext:value-type="float">
            <text:p>1.37175828657834</text:p>
          </table:table-cell>
          <table:table-cell table:style-name="ce5" office:value-type="float" office:value="0.000000173280549208535" calcext:value-type="float">
            <text:p>1.73E-07</text:p>
          </table:table-cell>
          <table:table-cell table:style-name="ce5" office:value-type="float" office:value="0.00000114218712052606" calcext:value-type="float">
            <text:p>1.14E-0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table:formula="of:=ABS([.AJ16]-39)" office:value-type="float" office:value="20" calcext:value-type="float">
            <text:p>20</text:p>
          </table:table-cell>
          <table:table-cell table:style-name="Default" table:formula="of:=ABS([.AK16]-39)" office:value-type="float" office:value="36" calcext:value-type="float">
            <text:p>36</text:p>
          </table:table-cell>
          <table:table-cell table:style-name="Default" table:formula="of:=ABS([.AL16]-39)" office:value-type="float" office:value="38" calcext:value-type="float">
            <text:p>38</text:p>
          </table:table-cell>
          <table:table-cell table:number-columns-repeated="16343"/>
        </table:table-row>
        <table:table-row table:style-name="ro2">
          <table:table-cell table:style-name="ce2" table:formula="of:=SUM([.A12:.A16])/5" office:value-type="float" office:value="100.2" calcext:value-type="float">
            <text:p>100.2</text:p>
          </table:table-cell>
          <table:table-cell table:style-name="ce2" table:formula="of:=SUM([.B12:.B16])/5" office:value-type="float" office:value="114.6" calcext:value-type="float">
            <text:p>114.6</text:p>
          </table:table-cell>
          <table:table-cell table:style-name="ce2" table:formula="of:=SUM([.C12:.C16])/5" office:value-type="float" office:value="139.2" calcext:value-type="float">
            <text:p>139.2</text:p>
          </table:table-cell>
          <table:table-cell table:style-name="ce2" table:formula="of:=SUM([.D12:.D16])/5" office:value-type="float" office:value="54.2" calcext:value-type="float">
            <text:p>54.2</text:p>
          </table:table-cell>
          <table:table-cell table:style-name="ce2" table:formula="of:=SUM([.E12:.E16])/5" office:value-type="float" office:value="143.4" calcext:value-type="float">
            <text:p>143.4</text:p>
          </table:table-cell>
          <table:table-cell table:style-name="ce2" table:formula="of:=SUM([.F12:.F16])/5" office:value-type="float" office:value="86.8" calcext:value-type="float">
            <text:p>86.8</text:p>
          </table:table-cell>
          <table:table-cell table:style-name="ce2" table:formula="of:=SUM([.G12:.G16])/5" office:value-type="float" office:value="88.8" calcext:value-type="float">
            <text:p>88.8</text:p>
          </table:table-cell>
          <table:table-cell table:style-name="ce2" table:formula="of:=SUM([.H12:.H16])/5" office:value-type="float" office:value="59" calcext:value-type="float">
            <text:p>59</text:p>
          </table:table-cell>
          <table:table-cell table:style-name="ce2" table:formula="of:=SUM([.I12:.I16])/5" office:value-type="float" office:value="211.2" calcext:value-type="float">
            <text:p>211.2</text:p>
          </table:table-cell>
          <table:table-cell table:style-name="ce2" table:formula="of:=SUM([.J12:.J16])/5" office:value-type="float" office:value="78.8" calcext:value-type="float">
            <text:p>78.8</text:p>
          </table:table-cell>
          <table:table-cell table:style-name="ce2" table:formula="of:=SUM([.K12:.K16])/5" office:value-type="float" office:value="100.4" calcext:value-type="float">
            <text:p>100.4</text:p>
          </table:table-cell>
          <table:table-cell table:style-name="ce2" table:formula="of:=SUM([.L12:.L16])/5" office:value-type="float" office:value="71.4" calcext:value-type="float">
            <text:p>71.4</text:p>
          </table:table-cell>
          <table:table-cell table:style-name="ce2" table:formula="of:=SUM([.M12:.M16])/5" office:value-type="float" office:value="1.99919166815055" calcext:value-type="float">
            <text:p>1.99919166815055</text:p>
          </table:table-cell>
          <table:table-cell table:style-name="ce2" table:formula="of:=SUM([.N12:.N16])/5" office:value-type="float" office:value="0.00630531648007975" calcext:value-type="float">
            <text:p>0.00630531648007975</text:p>
          </table:table-cell>
          <table:table-cell table:style-name="ce2" table:formula="of:=SUM([.O12:.O16])/5" office:value-type="float" office:value="0.0242983701237627" calcext:value-type="float">
            <text:p>0.0242983701237627</text:p>
          </table:table-cell>
          <table:table-cell table:style-name="ce2" table:formula="of:=SUM([.P12:.P16])/5" office:value-type="float" office:value="0.30238175160488" calcext:value-type="float">
            <text:p>0.30238175160488</text:p>
          </table:table-cell>
          <table:table-cell table:style-name="ce2" table:formula="of:=SUM([.Q12:.Q16])/5" office:value-type="float" office:value="0.462979897206518" calcext:value-type="float">
            <text:p>0.462979897206518</text:p>
          </table:table-cell>
          <table:table-cell table:style-name="ce2" table:formula="of:=SUM([.R12:.R16])/5" office:value-type="float" office:value="0.463960585170257" calcext:value-type="float">
            <text:p>0.463960585170257</text:p>
          </table:table-cell>
          <table:table-cell table:style-name="ce2" table:formula="of:=SUM([.S12:.S16])/5" office:value-type="float" office:value="91.5200552324185" calcext:value-type="float">
            <text:p>91.5200552324185</text:p>
          </table:table-cell>
          <table:table-cell table:style-name="ce2" table:formula="of:=SUM([.T12:.T16])/5" office:value-type="float" office:value="0.387275745516232" calcext:value-type="float">
            <text:p>0.387275745516232</text:p>
          </table:table-cell>
          <table:table-cell table:style-name="ce2" table:formula="of:=SUM([.U12:.U16])/5" office:value-type="float" office:value="0.276159628807547" calcext:value-type="float">
            <text:p>0.276159628807547</text:p>
          </table:table-cell>
          <table:table-cell table:style-name="ce2" table:formula="of:=SUM([.V12:.V16])/5" office:value-type="float" office:value="0.529743712456773" calcext:value-type="float">
            <text:p>0.529743712456773</text:p>
          </table:table-cell>
          <table:table-cell table:style-name="ce2" table:formula="of:=SUM([.W12:.W16])/5" office:value-type="float" office:value="0.601496944084376" calcext:value-type="float">
            <text:p>0.601496944084376</text:p>
          </table:table-cell>
          <table:table-cell table:style-name="ce2" table:formula="of:=SUM([.X12:.X16])/5" office:value-type="float" office:value="62.3476208599753" calcext:value-type="float">
            <text:p>62.3476208599753</text:p>
          </table:table-cell>
          <table:table-cell table:style-name="ce2" table:formula="of:=SUM([.Y12:.Y16])/5" office:value-type="float" office:value="0.489520759095762" calcext:value-type="float">
            <text:p>0.489520759095762</text:p>
          </table:table-cell>
          <table:table-cell table:style-name="ce2" table:formula="of:=SUM([.Z12:.Z16])/5" office:value-type="float" office:value="0.613120132685804" calcext:value-type="float">
            <text:p>0.613120132685804</text:p>
          </table:table-cell>
          <table:table-cell table:style-name="ce2" table:formula="of:=SUM([.AA12:.AA16])/5" office:value-type="float" office:value="0.452393439511628" calcext:value-type="float">
            <text:p>0.452393439511628</text:p>
          </table:table-cell>
          <table:table-cell table:style-name="ce2" table:formula="of:=SUM([.AB12:.AB16])/5" office:value-type="float" office:value="0.534954078564004" calcext:value-type="float">
            <text:p>0.534954078564004</text:p>
          </table:table-cell>
          <table:table-cell table:style-name="ce2" table:formula="of:=SUM([.AC12:.AC16])/5" office:value-type="float" office:value="0.0069166540050272" calcext:value-type="float">
            <text:p>0.0069166540050272</text:p>
          </table:table-cell>
          <table:table-cell table:style-name="ce2" table:formula="of:=SUM([.AD12:.AD16])/5" office:value-type="float" office:value="0.0214417096016282" calcext:value-type="float">
            <text:p>0.0214417096016282</text:p>
          </table:table-cell>
          <table:table-cell table:style-name="ce2" table:formula="of:=SUM([.AE12:.AE16])/5" office:value-type="float" office:value="0.62152356151135" calcext:value-type="float">
            <text:p>0.62152356151135</text:p>
          </table:table-cell>
          <table:table-cell table:style-name="ce2" table:formula="of:=SUM([.AF12:.AF16])/5" office:value-type="float" office:value="1.36081572172468" calcext:value-type="float">
            <text:p>1.36081572172468</text:p>
          </table:table-cell>
          <table:table-cell table:style-name="ce2" table:formula="of:=SUM([.AG12:.AG16])/5" office:value-type="float" office:value="0.000000118903940691665" calcext:value-type="float">
            <text:p>1.18903940691665E-07</text:p>
          </table:table-cell>
          <table:table-cell table:style-name="ce2" table:formula="of:=SUM([.AH12:.AH16])/5" office:value-type="float" office:value="0.0000010482793452789" calcext:value-type="float">
            <text:p>1.0482793452789E-06</text:p>
          </table:table-cell>
          <table:table-cell table:style-name="ce2" table:formula="of:=SUM([.AI12:.AI16])/5" office:value-type="float" office:value="3.2" calcext:value-type="float">
            <text:p>3.2</text:p>
          </table:table-cell>
          <table:table-cell table:style-name="ce2" table:number-columns-repeated="3"/>
          <table:table-cell table:number-columns-repeated="3"/>
          <table:table-cell table:style-name="ce2" table:number-columns-repeated="16342"/>
          <table:table-cell/>
        </table:table-row>
        <table:table-row table:style-name="ro2">
          <table:table-cell table:number-columns-repeated="38"/>
          <table:table-cell table:style-name="Default" table:number-columns-repeated="3"/>
          <table:table-cell/>
          <table:table-cell table:style-name="ce2" table:number-columns-repeated="3"/>
          <table:table-cell table:number-columns-repeated="16339"/>
        </table:table-row>
        <table:table-row table:style-name="ro2">
          <table:table-cell table:style-name="ce2" office:value-type="string" calcext:value-type="string">
            <text:p>NBV_MAR14</text:p>
          </table:table-cell>
          <table:table-cell table:number-columns-repeated="37"/>
          <table:table-cell table:style-name="Default" table:number-columns-repeated="3"/>
          <table:table-cell/>
          <table:table-cell table:style-name="ce2" table:number-columns-repeated="3"/>
          <table:table-cell table:number-columns-repeated="16339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113" calcext:value-type="float">
            <text:p>113</text:p>
          </table:table-cell>
          <table:table-cell office:value-type="float" office:value="92" calcext:value-type="float">
            <text:p>92</text:p>
          </table:table-cell>
          <table:table-cell office:value-type="float" office:value="119" calcext:value-type="float">
            <text:p>119</text:p>
          </table:table-cell>
          <table:table-cell office:value-type="float" office:value="73" calcext:value-type="float">
            <text:p>73</text:p>
          </table:table-cell>
          <table:table-cell office:value-type="float" office:value="181" calcext:value-type="float">
            <text:p>181</text:p>
          </table:table-cell>
          <table:table-cell office:value-type="float" office:value="38" calcext:value-type="float">
            <text:p>38</text:p>
          </table:table-cell>
          <table:table-cell office:value-type="float" office:value="128" calcext:value-type="float">
            <text:p>128</text:p>
          </table:table-cell>
          <table:table-cell office:value-type="float" office:value="93" calcext:value-type="float">
            <text:p>93</text:p>
          </table:table-cell>
          <table:table-cell office:value-type="float" office:value="1.53292107264912" calcext:value-type="float">
            <text:p>1.53292107264912</text:p>
          </table:table-cell>
          <table:table-cell office:value-type="float" office:value="0.00658788721805643" calcext:value-type="float">
            <text:p>0.00658788721805643</text:p>
          </table:table-cell>
          <table:table-cell office:value-type="float" office:value="0.018437083444323" calcext:value-type="float">
            <text:p>0.018437083444323</text:p>
          </table:table-cell>
          <table:table-cell office:value-type="float" office:value="0.210486358980093" calcext:value-type="float">
            <text:p>0.210486358980093</text:p>
          </table:table-cell>
          <table:table-cell office:value-type="float" office:value="0.344904184748015" calcext:value-type="float">
            <text:p>0.344904184748015</text:p>
          </table:table-cell>
          <table:table-cell office:value-type="float" office:value="0.290972804463619" calcext:value-type="float">
            <text:p>0.290972804463619</text:p>
          </table:table-cell>
          <table:table-cell office:value-type="float" office:value="47.4623676610472" calcext:value-type="float">
            <text:p>47.4623676610472</text:p>
          </table:table-cell>
          <table:table-cell office:value-type="float" office:value="0.132116363527039" calcext:value-type="float">
            <text:p>0.132116363527039</text:p>
          </table:table-cell>
          <table:table-cell office:value-type="float" office:value="0.378948407147077" calcext:value-type="float">
            <text:p>0.378948407147077</text:p>
          </table:table-cell>
          <table:table-cell office:value-type="float" office:value="0.570096986283329" calcext:value-type="float">
            <text:p>0.570096986283329</text:p>
          </table:table-cell>
          <table:table-cell office:value-type="float" office:value="0.765445707118696" calcext:value-type="float">
            <text:p>0.765445707118696</text:p>
          </table:table-cell>
          <table:table-cell office:value-type="float" office:value="14.5838222801018" calcext:value-type="float">
            <text:p>14.5838222801018</text:p>
          </table:table-cell>
          <table:table-cell office:value-type="float" office:value="0.184863017362383" calcext:value-type="float">
            <text:p>0.184863017362383</text:p>
          </table:table-cell>
          <table:table-cell office:value-type="float" office:value="0.620656792899628" calcext:value-type="float">
            <text:p>0.620656792899628</text:p>
          </table:table-cell>
          <table:table-cell office:value-type="float" office:value="0.570086780802081" calcext:value-type="float">
            <text:p>0.570086780802081</text:p>
          </table:table-cell>
          <table:table-cell office:value-type="float" office:value="0.462190642622621" calcext:value-type="float">
            <text:p>0.462190642622621</text:p>
          </table:table-cell>
          <table:table-cell office:value-type="float" office:value="0.00650177619518325" calcext:value-type="float">
            <text:p>0.00650177619518325</text:p>
          </table:table-cell>
          <table:table-cell office:value-type="float" office:value="0.0218028035402083" calcext:value-type="float">
            <text:p>0.0218028035402083</text:p>
          </table:table-cell>
          <table:table-cell office:value-type="float" office:value="0.454207468016707" calcext:value-type="float">
            <text:p>0.454207468016707</text:p>
          </table:table-cell>
          <table:table-cell office:value-type="float" office:value="1.55804468764742" calcext:value-type="float">
            <text:p>1.55804468764742</text:p>
          </table:table-cell>
          <table:table-cell table:style-name="ce5" office:value-type="float" office:value="0.0000000652474680741155" calcext:value-type="float">
            <text:p>6.52E-08</text:p>
          </table:table-cell>
          <table:table-cell table:style-name="ce5" office:value-type="float" office:value="0.00000108564157337723" calcext:value-type="float">
            <text:p>1.09E-06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style-name="Default" table:formula="of:=ABS([.AJ20]-28)" office:value-type="float" office:value="1" calcext:value-type="float">
            <text:p>1</text:p>
          </table:table-cell>
          <table:table-cell table:style-name="Default" table:formula="of:=ABS([.AK20]-28)" office:value-type="float" office:value="32" calcext:value-type="float">
            <text:p>32</text:p>
          </table:table-cell>
          <table:table-cell table:style-name="Default" table:formula="of:=ABS([.AL20]-28)" office:value-type="float" office:value="34" calcext:value-type="float">
            <text:p>34</text:p>
          </table:table-cell>
          <table:table-cell table:number-columns-repeated="16343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office:value-type="float" office:value="52" calcext:value-type="float">
            <text:p>52</text:p>
          </table:table-cell>
          <table:table-cell office:value-type="float" office:value="120" calcext:value-type="float">
            <text:p>120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office:value-type="float" office:value="190" calcext:value-type="float">
            <text:p>190</text:p>
          </table:table-cell>
          <table:table-cell office:value-type="float" office:value="36" calcext:value-type="float">
            <text:p>36</text:p>
          </table:table-cell>
          <table:table-cell office:value-type="float" office:value="103" calcext:value-type="float">
            <text:p>103</text:p>
          </table:table-cell>
          <table:table-cell office:value-type="float" office:value="86" calcext:value-type="float">
            <text:p>86</text:p>
          </table:table-cell>
          <table:table-cell office:value-type="float" office:value="1.32643611061276" calcext:value-type="float">
            <text:p>1.32643611061276</text:p>
          </table:table-cell>
          <table:table-cell office:value-type="float" office:value="0.00656999312475368" calcext:value-type="float">
            <text:p>0.00656999312475368</text:p>
          </table:table-cell>
          <table:table-cell office:value-type="float" office:value="0.0121140095917997" calcext:value-type="float">
            <text:p>0.0121140095917997</text:p>
          </table:table-cell>
          <table:table-cell office:value-type="float" office:value="0.0944989745021055" calcext:value-type="float">
            <text:p>0.0944989745021055</text:p>
          </table:table-cell>
          <table:table-cell office:value-type="float" office:value="0.707976966589976" calcext:value-type="float">
            <text:p>0.707976966589976</text:p>
          </table:table-cell>
          <table:table-cell office:value-type="float" office:value="0.78779580027288" calcext:value-type="float">
            <text:p>0.78779580027288</text:p>
          </table:table-cell>
          <table:table-cell office:value-type="float" office:value="160.661453202393" calcext:value-type="float">
            <text:p>160.661453202393</text:p>
          </table:table-cell>
          <table:table-cell office:value-type="float" office:value="0.0508498083620156" calcext:value-type="float">
            <text:p>0.0508498083620156</text:p>
          </table:table-cell>
          <table:table-cell office:value-type="float" office:value="0.012311162370675" calcext:value-type="float">
            <text:p>0.012311162370675</text:p>
          </table:table-cell>
          <table:table-cell office:value-type="float" office:value="0.214018366749288" calcext:value-type="float">
            <text:p>0.214018366749288</text:p>
          </table:table-cell>
          <table:table-cell office:value-type="float" office:value="0.393038071090602" calcext:value-type="float">
            <text:p>0.393038071090602</text:p>
          </table:table-cell>
          <table:table-cell office:value-type="float" office:value="74.3827230153272" calcext:value-type="float">
            <text:p>74.3827230153272</text:p>
          </table:table-cell>
          <table:table-cell office:value-type="float" office:value="0.80982649223907" calcext:value-type="float">
            <text:p>0.80982649223907</text:p>
          </table:table-cell>
          <table:table-cell office:value-type="float" office:value="0.899793763878194" calcext:value-type="float">
            <text:p>0.899793763878194</text:p>
          </table:table-cell>
          <table:table-cell office:value-type="float" office:value="0.901877657112991" calcext:value-type="float">
            <text:p>0.901877657112991</text:p>
          </table:table-cell>
          <table:table-cell office:value-type="float" office:value="0.560376724336428" calcext:value-type="float">
            <text:p>0.560376724336428</text:p>
          </table:table-cell>
          <table:table-cell office:value-type="float" office:value="0.00604659940367226" calcext:value-type="float">
            <text:p>0.00604659940367226</text:p>
          </table:table-cell>
          <table:table-cell office:value-type="float" office:value="0.0240729430986395" calcext:value-type="float">
            <text:p>0.0240729430986395</text:p>
          </table:table-cell>
          <table:table-cell office:value-type="float" office:value="0.582838398896308" calcext:value-type="float">
            <text:p>0.582838398896308</text:p>
          </table:table-cell>
          <table:table-cell office:value-type="float" office:value="1.57371574172057" calcext:value-type="float">
            <text:p>1.57371574172057</text:p>
          </table:table-cell>
          <table:table-cell table:style-name="ce5" office:value-type="float" office:value="0.0000000920848453369704" calcext:value-type="float">
            <text:p>9.21E-08</text:p>
          </table:table-cell>
          <table:table-cell table:style-name="ce5" office:value-type="float" office:value="0.000000830257812933749" calcext:value-type="float">
            <text:p>8.30E-0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style-name="Default" table:formula="of:=ABS([.AJ21]-28)" office:value-type="float" office:value="1" calcext:value-type="float">
            <text:p>1</text:p>
          </table:table-cell>
          <table:table-cell table:style-name="Default" table:formula="of:=ABS([.AK21]-28)" office:value-type="float" office:value="17" calcext:value-type="float">
            <text:p>17</text:p>
          </table:table-cell>
          <table:table-cell table:style-name="Default" table:formula="of:=ABS([.AL21]-28)" office:value-type="float" office:value="6" calcext:value-type="float">
            <text:p>6</text:p>
          </table:table-cell>
          <table:table-cell table:number-columns-repeated="1634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183" calcext:value-type="float">
            <text:p>183</text:p>
          </table:table-cell>
          <table:table-cell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  <table:table-cell office:value-type="float" office:value="242" calcext:value-type="float">
            <text:p>242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2.7185817686317" calcext:value-type="float">
            <text:p>2.7185817686317</text:p>
          </table:table-cell>
          <table:table-cell office:value-type="float" office:value="0.00637732188711996" calcext:value-type="float">
            <text:p>0.00637732188711996</text:p>
          </table:table-cell>
          <table:table-cell office:value-type="float" office:value="0.0246329757192522" calcext:value-type="float">
            <text:p>0.0246329757192522</text:p>
          </table:table-cell>
          <table:table-cell office:value-type="float" office:value="0.130463998053929" calcext:value-type="float">
            <text:p>0.130463998053929</text:p>
          </table:table-cell>
          <table:table-cell office:value-type="float" office:value="0.753712719857563" calcext:value-type="float">
            <text:p>0.753712719857563</text:p>
          </table:table-cell>
          <table:table-cell office:value-type="float" office:value="0.521121106625139" calcext:value-type="float">
            <text:p>0.521121106625139</text:p>
          </table:table-cell>
          <table:table-cell office:value-type="float" office:value="92.7551253503874" calcext:value-type="float">
            <text:p>92.7551253503874</text:p>
          </table:table-cell>
          <table:table-cell office:value-type="float" office:value="0.260635425101938" calcext:value-type="float">
            <text:p>0.260635425101938</text:p>
          </table:table-cell>
          <table:table-cell office:value-type="float" office:value="0.102470872806023" calcext:value-type="float">
            <text:p>0.102470872806023</text:p>
          </table:table-cell>
          <table:table-cell office:value-type="float" office:value="0.251849501464605" calcext:value-type="float">
            <text:p>0.251849501464605</text:p>
          </table:table-cell>
          <table:table-cell office:value-type="float" office:value="0.3990884216748" calcext:value-type="float">
            <text:p>0.3990884216748</text:p>
          </table:table-cell>
          <table:table-cell office:value-type="float" office:value="91.1147829327138" calcext:value-type="float">
            <text:p>91.1147829327138</text:p>
          </table:table-cell>
          <table:table-cell office:value-type="float" office:value="0.492837460394033" calcext:value-type="float">
            <text:p>0.492837460394033</text:p>
          </table:table-cell>
          <table:table-cell office:value-type="float" office:value="0.442210284487953" calcext:value-type="float">
            <text:p>0.442210284487953</text:p>
          </table:table-cell>
          <table:table-cell office:value-type="float" office:value="0.375844556711228" calcext:value-type="float">
            <text:p>0.375844556711228</text:p>
          </table:table-cell>
          <table:table-cell office:value-type="float" office:value="0.209142325291005" calcext:value-type="float">
            <text:p>0.209142325291005</text:p>
          </table:table-cell>
          <table:table-cell office:value-type="float" office:value="0.00975648572457902" calcext:value-type="float">
            <text:p>0.00975648572457902</text:p>
          </table:table-cell>
          <table:table-cell office:value-type="float" office:value="0.0208873825087872" calcext:value-type="float">
            <text:p>0.0208873825087872</text:p>
          </table:table-cell>
          <table:table-cell office:value-type="float" office:value="0.447319561732439" calcext:value-type="float">
            <text:p>0.447319561732439</text:p>
          </table:table-cell>
          <table:table-cell office:value-type="float" office:value="1.43365144438445" calcext:value-type="float">
            <text:p>1.43365144438445</text:p>
          </table:table-cell>
          <table:table-cell table:style-name="ce5" office:value-type="float" office:value="0.00000015212633494504" calcext:value-type="float">
            <text:p>1.52E-07</text:p>
          </table:table-cell>
          <table:table-cell table:style-name="ce5" office:value-type="float" office:value="0.00000141909937131691" calcext:value-type="float">
            <text:p>1.42E-0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style-name="Default" table:formula="of:=ABS([.AJ22]-28)" office:value-type="float" office:value="2" calcext:value-type="float">
            <text:p>2</text:p>
          </table:table-cell>
          <table:table-cell table:style-name="Default" table:formula="of:=ABS([.AK22]-28)" office:value-type="float" office:value="5" calcext:value-type="float">
            <text:p>5</text:p>
          </table:table-cell>
          <table:table-cell table:style-name="Default" table:formula="of:=ABS([.AL22]-28)" office:value-type="float" office:value="10" calcext:value-type="float">
            <text:p>10</text:p>
          </table:table-cell>
          <table:table-cell table:number-columns-repeated="16343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198" calcext:value-type="float">
            <text:p>198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office:value-type="float" office:value="77" calcext:value-type="float">
            <text:p>77</text:p>
          </table:table-cell>
          <table:table-cell office:value-type="float" office:value="116" calcext:value-type="float">
            <text:p>116</text:p>
          </table:table-cell>
          <table:table-cell office:value-type="float" office:value="26" calcext:value-type="float">
            <text:p>26</text:p>
          </table:table-cell>
          <table:table-cell office:value-type="float" office:value="247" calcext:value-type="float">
            <text:p>247</text:p>
          </table:table-cell>
          <table:table-cell office:value-type="float" office:value="162" calcext:value-type="float">
            <text:p>162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1.97934674126882" calcext:value-type="float">
            <text:p>1.97934674126882</text:p>
          </table:table-cell>
          <table:table-cell office:value-type="float" office:value="0.00647429946702915" calcext:value-type="float">
            <text:p>0.00647429946702915</text:p>
          </table:table-cell>
          <table:table-cell office:value-type="float" office:value="0.0211977231076937" calcext:value-type="float">
            <text:p>0.0211977231076937</text:p>
          </table:table-cell>
          <table:table-cell office:value-type="float" office:value="0.173874030437841" calcext:value-type="float">
            <text:p>0.173874030437841</text:p>
          </table:table-cell>
          <table:table-cell office:value-type="float" office:value="0.686416300969428" calcext:value-type="float">
            <text:p>0.686416300969428</text:p>
          </table:table-cell>
          <table:table-cell office:value-type="float" office:value="0.74180538882707" calcext:value-type="float">
            <text:p>0.74180538882707</text:p>
          </table:table-cell>
          <table:table-cell office:value-type="float" office:value="53.1701589971495" calcext:value-type="float">
            <text:p>53.1701589971495</text:p>
          </table:table-cell>
          <table:table-cell office:value-type="float" office:value="0.630170677737756" calcext:value-type="float">
            <text:p>0.630170677737756</text:p>
          </table:table-cell>
          <table:table-cell office:value-type="float" office:value="0.0839685209786736" calcext:value-type="float">
            <text:p>0.0839685209786736</text:p>
          </table:table-cell>
          <table:table-cell office:value-type="float" office:value="0.584303338088192" calcext:value-type="float">
            <text:p>0.584303338088192</text:p>
          </table:table-cell>
          <table:table-cell office:value-type="float" office:value="0.583829558196112" calcext:value-type="float">
            <text:p>0.583829558196112</text:p>
          </table:table-cell>
          <table:table-cell office:value-type="float" office:value="24.5405273971688" calcext:value-type="float">
            <text:p>24.5405273971688</text:p>
          </table:table-cell>
          <table:table-cell office:value-type="float" office:value="0.620759390940797" calcext:value-type="float">
            <text:p>0.620759390940797</text:p>
          </table:table-cell>
          <table:table-cell office:value-type="float" office:value="0.565713932753605" calcext:value-type="float">
            <text:p>0.565713932753605</text:p>
          </table:table-cell>
          <table:table-cell office:value-type="float" office:value="0.816123674464258" calcext:value-type="float">
            <text:p>0.816123674464258</text:p>
          </table:table-cell>
          <table:table-cell office:value-type="float" office:value="0.561928018723189" calcext:value-type="float">
            <text:p>0.561928018723189</text:p>
          </table:table-cell>
          <table:table-cell office:value-type="float" office:value="0.00640629895188056" calcext:value-type="float">
            <text:p>0.00640629895188056</text:p>
          </table:table-cell>
          <table:table-cell office:value-type="float" office:value="0.024358226234285" calcext:value-type="float">
            <text:p>0.024358226234285</text:p>
          </table:table-cell>
          <table:table-cell office:value-type="float" office:value="0.477690941747115" calcext:value-type="float">
            <text:p>0.477690941747115</text:p>
          </table:table-cell>
          <table:table-cell office:value-type="float" office:value="1.47580159061923" calcext:value-type="float">
            <text:p>1.47580159061923</text:p>
          </table:table-cell>
          <table:table-cell table:style-name="ce5" office:value-type="float" office:value="0.000000190590173376368" calcext:value-type="float">
            <text:p>1.91E-07</text:p>
          </table:table-cell>
          <table:table-cell table:style-name="ce5" office:value-type="float" office:value="0.00000132808086932828" calcext:value-type="float">
            <text:p>1.33E-0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table:style-name="Default" table:formula="of:=ABS([.AJ23]-28)" office:value-type="float" office:value="3" calcext:value-type="float">
            <text:p>3</text:p>
          </table:table-cell>
          <table:table-cell table:style-name="Default" table:formula="of:=ABS([.AK23]-28)" office:value-type="float" office:value="14" calcext:value-type="float">
            <text:p>14</text:p>
          </table:table-cell>
          <table:table-cell table:style-name="Default" table:formula="of:=ABS([.AL23]-28)" office:value-type="float" office:value="13" calcext:value-type="float">
            <text:p>13</text:p>
          </table:table-cell>
          <table:table-cell table:number-columns-repeated="16343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41" calcext:value-type="float">
            <text:p>141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112" calcext:value-type="float">
            <text:p>112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230" calcext:value-type="float">
            <text:p>230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1.16369724054285" calcext:value-type="float">
            <text:p>1.16369724054285</text:p>
          </table:table-cell>
          <table:table-cell office:value-type="float" office:value="0.00795855649111999" calcext:value-type="float">
            <text:p>0.00795855649111999</text:p>
          </table:table-cell>
          <table:table-cell office:value-type="float" office:value="0.0153745427222236" calcext:value-type="float">
            <text:p>0.0153745427222236</text:p>
          </table:table-cell>
          <table:table-cell office:value-type="float" office:value="0.122522221477252" calcext:value-type="float">
            <text:p>0.122522221477252</text:p>
          </table:table-cell>
          <table:table-cell office:value-type="float" office:value="0.646218616944668" calcext:value-type="float">
            <text:p>0.646218616944668</text:p>
          </table:table-cell>
          <table:table-cell office:value-type="float" office:value="0.522270719644957" calcext:value-type="float">
            <text:p>0.522270719644957</text:p>
          </table:table-cell>
          <table:table-cell office:value-type="float" office:value="66.5192029626216" calcext:value-type="float">
            <text:p>66.5192029626216</text:p>
          </table:table-cell>
          <table:table-cell office:value-type="float" office:value="0.720156617824736" calcext:value-type="float">
            <text:p>0.720156617824736</text:p>
          </table:table-cell>
          <table:table-cell office:value-type="float" office:value="0.15564878188672" calcext:value-type="float">
            <text:p>0.15564878188672</text:p>
          </table:table-cell>
          <table:table-cell office:value-type="float" office:value="0.777923226300569" calcext:value-type="float">
            <text:p>0.777923226300569</text:p>
          </table:table-cell>
          <table:table-cell office:value-type="float" office:value="0.619491290630261" calcext:value-type="float">
            <text:p>0.619491290630261</text:p>
          </table:table-cell>
          <table:table-cell office:value-type="float" office:value="116.036736603397" calcext:value-type="float">
            <text:p>116.036736603397</text:p>
          </table:table-cell>
          <table:table-cell office:value-type="float" office:value="0.912835950940811" calcext:value-type="float">
            <text:p>0.912835950940811</text:p>
          </table:table-cell>
          <table:table-cell office:value-type="float" office:value="0.498588217127362" calcext:value-type="float">
            <text:p>0.498588217127362</text:p>
          </table:table-cell>
          <table:table-cell office:value-type="float" office:value="0.191373482821047" calcext:value-type="float">
            <text:p>0.191373482821047</text:p>
          </table:table-cell>
          <table:table-cell office:value-type="float" office:value="0.398457971434706" calcext:value-type="float">
            <text:p>0.398457971434706</text:p>
          </table:table-cell>
          <table:table-cell office:value-type="float" office:value="0.0092569948699692" calcext:value-type="float">
            <text:p>0.0092569948699692</text:p>
          </table:table-cell>
          <table:table-cell office:value-type="float" office:value="0.0218118852195763" calcext:value-type="float">
            <text:p>0.0218118852195763</text:p>
          </table:table-cell>
          <table:table-cell office:value-type="float" office:value="0.595089490500992" calcext:value-type="float">
            <text:p>0.595089490500992</text:p>
          </table:table-cell>
          <table:table-cell office:value-type="float" office:value="1.27949658751551" calcext:value-type="float">
            <text:p>1.27949658751551</text:p>
          </table:table-cell>
          <table:table-cell table:style-name="ce5" office:value-type="float" office:value="0.0000000289867218057627" calcext:value-type="float">
            <text:p>2.90E-08</text:p>
          </table:table-cell>
          <table:table-cell table:style-name="ce5" office:value-type="float" office:value="0.000000862273340599504" calcext:value-type="float">
            <text:p>8.62E-0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style-name="Default" table:formula="of:=ABS([.AJ24]-28)" office:value-type="float" office:value="3" calcext:value-type="float">
            <text:p>3</text:p>
          </table:table-cell>
          <table:table-cell table:style-name="Default" table:formula="of:=ABS([.AK24]-28)" office:value-type="float" office:value="7" calcext:value-type="float">
            <text:p>7</text:p>
          </table:table-cell>
          <table:table-cell table:style-name="Default" table:formula="of:=ABS([.AL24]-28)" office:value-type="float" office:value="2" calcext:value-type="float">
            <text:p>2</text:p>
          </table:table-cell>
          <table:table-cell table:number-columns-repeated="16343"/>
        </table:table-row>
        <table:table-row table:style-name="ro2">
          <table:table-cell table:style-name="ce2" table:formula="of:=SUM([.A20:.A24])/5" office:value-type="float" office:value="93.4" calcext:value-type="float">
            <text:p>93.4</text:p>
          </table:table-cell>
          <table:table-cell table:style-name="ce2" table:formula="of:=SUM([.B20:.B24])/5" office:value-type="float" office:value="114.8" calcext:value-type="float">
            <text:p>114.8</text:p>
          </table:table-cell>
          <table:table-cell table:style-name="ce2" table:formula="of:=SUM([.C20:.C24])/5" office:value-type="float" office:value="95.8" calcext:value-type="float">
            <text:p>95.8</text:p>
          </table:table-cell>
          <table:table-cell table:style-name="ce2" table:formula="of:=SUM([.D20:.D24])/5" office:value-type="float" office:value="52" calcext:value-type="float">
            <text:p>52</text:p>
          </table:table-cell>
          <table:table-cell table:style-name="ce2" table:formula="of:=SUM([.E20:.E24])/5" office:value-type="float" office:value="134.2" calcext:value-type="float">
            <text:p>134.2</text:p>
          </table:table-cell>
          <table:table-cell table:style-name="ce2" table:formula="of:=SUM([.F20:.F24])/5" office:value-type="float" office:value="76.8" calcext:value-type="float">
            <text:p>76.8</text:p>
          </table:table-cell>
          <table:table-cell table:style-name="ce2" table:formula="of:=SUM([.G20:.G24])/5" office:value-type="float" office:value="80.8" calcext:value-type="float">
            <text:p>80.8</text:p>
          </table:table-cell>
          <table:table-cell table:style-name="ce2" table:formula="of:=SUM([.H20:.H24])/5" office:value-type="float" office:value="63.4" calcext:value-type="float">
            <text:p>63.4</text:p>
          </table:table-cell>
          <table:table-cell table:style-name="ce2" table:formula="of:=SUM([.I20:.I24])/5" office:value-type="float" office:value="218" calcext:value-type="float">
            <text:p>218</text:p>
          </table:table-cell>
          <table:table-cell table:style-name="ce2" table:formula="of:=SUM([.J20:.J24])/5" office:value-type="float" office:value="84" calcext:value-type="float">
            <text:p>84</text:p>
          </table:table-cell>
          <table:table-cell table:style-name="ce2" table:formula="of:=SUM([.K20:.K24])/5" office:value-type="float" office:value="72.4" calcext:value-type="float">
            <text:p>72.4</text:p>
          </table:table-cell>
          <table:table-cell table:style-name="ce2" table:formula="of:=SUM([.L20:.L24])/5" office:value-type="float" office:value="74.8" calcext:value-type="float">
            <text:p>74.8</text:p>
          </table:table-cell>
          <table:table-cell table:style-name="ce2" table:formula="of:=SUM([.M20:.M24])/5" office:value-type="float" office:value="1.74419658674105" calcext:value-type="float">
            <text:p>1.74419658674105</text:p>
          </table:table-cell>
          <table:table-cell table:style-name="ce2" table:formula="of:=SUM([.N20:.N24])/5" office:value-type="float" office:value="0.00679361163761584" calcext:value-type="float">
            <text:p>0.00679361163761584</text:p>
          </table:table-cell>
          <table:table-cell table:style-name="ce2" table:formula="of:=SUM([.O20:.O24])/5" office:value-type="float" office:value="0.0183512669170585" calcext:value-type="float">
            <text:p>0.0183512669170585</text:p>
          </table:table-cell>
          <table:table-cell table:style-name="ce2" table:formula="of:=SUM([.P20:.P24])/5" office:value-type="float" office:value="0.146369116690244" calcext:value-type="float">
            <text:p>0.146369116690244</text:p>
          </table:table-cell>
          <table:table-cell table:style-name="ce2" table:formula="of:=SUM([.Q20:.Q24])/5" office:value-type="float" office:value="0.62784575782193" calcext:value-type="float">
            <text:p>0.62784575782193</text:p>
          </table:table-cell>
          <table:table-cell table:style-name="ce2" table:formula="of:=SUM([.R20:.R24])/5" office:value-type="float" office:value="0.572793163966733" calcext:value-type="float">
            <text:p>0.572793163966733</text:p>
          </table:table-cell>
          <table:table-cell table:style-name="ce2" table:formula="of:=SUM([.S20:.S24])/5" office:value-type="float" office:value="84.1136616347197" calcext:value-type="float">
            <text:p>84.1136616347197</text:p>
          </table:table-cell>
          <table:table-cell table:style-name="ce2" table:formula="of:=SUM([.T20:.T24])/5" office:value-type="float" office:value="0.358785778510697" calcext:value-type="float">
            <text:p>0.358785778510697</text:p>
          </table:table-cell>
          <table:table-cell table:style-name="ce2" table:formula="of:=SUM([.U20:.U24])/5" office:value-type="float" office:value="0.146669549037834" calcext:value-type="float">
            <text:p>0.146669549037834</text:p>
          </table:table-cell>
          <table:table-cell table:style-name="ce2" table:formula="of:=SUM([.V20:.V24])/5" office:value-type="float" office:value="0.479638283777197" calcext:value-type="float">
            <text:p>0.479638283777197</text:p>
          </table:table-cell>
          <table:table-cell table:style-name="ce2" table:formula="of:=SUM([.W20:.W24])/5" office:value-type="float" office:value="0.552178609742094" calcext:value-type="float">
            <text:p>0.552178609742094</text:p>
          </table:table-cell>
          <table:table-cell table:style-name="ce2" table:formula="of:=SUM([.X20:.X24])/5" office:value-type="float" office:value="64.1317184457417" calcext:value-type="float">
            <text:p>64.1317184457417</text:p>
          </table:table-cell>
          <table:table-cell table:style-name="ce2" table:formula="of:=SUM([.Y20:.Y24])/5" office:value-type="float" office:value="0.604224462375419" calcext:value-type="float">
            <text:p>0.604224462375419</text:p>
          </table:table-cell>
          <table:table-cell table:style-name="ce2" table:formula="of:=SUM([.Z20:.Z24])/5" office:value-type="float" office:value="0.605392598229348" calcext:value-type="float">
            <text:p>0.605392598229348</text:p>
          </table:table-cell>
          <table:table-cell table:style-name="ce2" table:formula="of:=SUM([.AA20:.AA24])/5" office:value-type="float" office:value="0.571061230382321" calcext:value-type="float">
            <text:p>0.571061230382321</text:p>
          </table:table-cell>
          <table:table-cell table:style-name="ce2" table:formula="of:=SUM([.AB20:.AB24])/5" office:value-type="float" office:value="0.43841913648159" calcext:value-type="float">
            <text:p>0.43841913648159</text:p>
          </table:table-cell>
          <table:table-cell table:style-name="ce2" table:formula="of:=SUM([.AC20:.AC24])/5" office:value-type="float" office:value="0.00759363102905686" calcext:value-type="float">
            <text:p>0.00759363102905686</text:p>
          </table:table-cell>
          <table:table-cell table:style-name="ce2" table:formula="of:=SUM([.AD20:.AD24])/5" office:value-type="float" office:value="0.0225866481202993" calcext:value-type="float">
            <text:p>0.0225866481202993</text:p>
          </table:table-cell>
          <table:table-cell table:style-name="ce2" table:formula="of:=SUM([.AE20:.AE24])/5" office:value-type="float" office:value="0.511429172178712" calcext:value-type="float">
            <text:p>0.511429172178712</text:p>
          </table:table-cell>
          <table:table-cell table:style-name="ce2" table:formula="of:=SUM([.AF20:.AF24])/5" office:value-type="float" office:value="1.46414201037744" calcext:value-type="float">
            <text:p>1.46414201037744</text:p>
          </table:table-cell>
          <table:table-cell table:style-name="ce2" table:formula="of:=SUM([.AG20:.AG24])/5" office:value-type="float" office:value="0.000000105807108707651" calcext:value-type="float">
            <text:p>1.05807108707651E-07</text:p>
          </table:table-cell>
          <table:table-cell table:style-name="ce2" table:formula="of:=SUM([.AH20:.AH24])/5" office:value-type="float" office:value="0.00000110507059351114" calcext:value-type="float">
            <text:p>1.10507059351114E-06</text:p>
          </table:table-cell>
          <table:table-cell table:style-name="ce2" table:formula="of:=SUM([.AI20:.AI24])/5" office:value-type="float" office:value="2.2" calcext:value-type="float">
            <text:p>2.2</text:p>
          </table:table-cell>
          <table:table-cell table:style-name="ce2" table:number-columns-repeated="3"/>
          <table:table-cell table:number-columns-repeated="3"/>
          <table:table-cell table:style-name="ce2" table:number-columns-repeated="16342"/>
          <table:table-cell/>
        </table:table-row>
        <table:table-row table:style-name="ro2">
          <table:table-cell table:number-columns-repeated="38"/>
          <table:table-cell table:style-name="Default"/>
          <table:table-cell table:number-columns-repeated="2"/>
          <table:table-cell table:style-name="ce2"/>
          <table:table-cell table:number-columns-repeated="16342"/>
        </table:table-row>
        <table:table-row table:style-name="ro2">
          <table:table-cell table:style-name="ce3" table:formula="of:=AVERAGE([.A9];[.A17];[.A25])" office:value-type="float" office:value="104.4" calcext:value-type="float">
            <text:p>104.4000</text:p>
          </table:table-cell>
          <table:table-cell table:style-name="ce3" table:formula="of:=AVERAGE([.B9];[.B17];[.B25])" office:value-type="float" office:value="119.6" calcext:value-type="float">
            <text:p>119.6000</text:p>
          </table:table-cell>
          <table:table-cell table:style-name="ce3" table:formula="of:=AVERAGE([.C9];[.C17];[.C25])" office:value-type="float" office:value="107.8" calcext:value-type="float">
            <text:p>107.8000</text:p>
          </table:table-cell>
          <table:table-cell table:style-name="ce3" table:formula="of:=AVERAGE([.D9];[.D17];[.D25])" office:value-type="float" office:value="48.6" calcext:value-type="float">
            <text:p>48.6000</text:p>
          </table:table-cell>
          <table:table-cell table:style-name="ce3" table:formula="of:=AVERAGE([.E9];[.E17];[.E25])" office:value-type="float" office:value="134.666666666667" calcext:value-type="float">
            <text:p>134.6667</text:p>
          </table:table-cell>
          <table:table-cell table:style-name="ce3" table:formula="of:=AVERAGE([.F9];[.F17];[.F25])" office:value-type="float" office:value="83.9333333333333" calcext:value-type="float">
            <text:p>83.9333</text:p>
          </table:table-cell>
          <table:table-cell table:style-name="ce3" table:formula="of:=AVERAGE([.G9];[.G17];[.G25])" office:value-type="float" office:value="88.0666666666667" calcext:value-type="float">
            <text:p>88.0667</text:p>
          </table:table-cell>
          <table:table-cell table:style-name="ce3" table:formula="of:=AVERAGE([.H9];[.H17];[.H25])" office:value-type="float" office:value="55.6666666666667" calcext:value-type="float">
            <text:p>55.6667</text:p>
          </table:table-cell>
          <table:table-cell table:style-name="ce3" table:formula="of:=AVERAGE([.I9];[.I17];[.I25])" office:value-type="float" office:value="216.6" calcext:value-type="float">
            <text:p>216.6000</text:p>
          </table:table-cell>
          <table:table-cell table:style-name="ce3" table:formula="of:=AVERAGE([.J9];[.J17];[.J25])" office:value-type="float" office:value="79.2" calcext:value-type="float">
            <text:p>79.2000</text:p>
          </table:table-cell>
          <table:table-cell table:style-name="ce3" table:formula="of:=AVERAGE([.K9];[.K17];[.K25])" office:value-type="float" office:value="82.6" calcext:value-type="float">
            <text:p>82.6000</text:p>
          </table:table-cell>
          <table:table-cell table:style-name="ce4" table:formula="of:=AVERAGE([.L9];[.L17];[.L25])" office:value-type="float" office:value="70.4666666666667" calcext:value-type="float">
            <text:p>70</text:p>
          </table:table-cell>
          <table:table-cell table:style-name="ce3" table:formula="of:=AVERAGE([.M9];[.M17];[.M25])" office:value-type="float" office:value="1.92739772486828" calcext:value-type="float">
            <text:p>1.9274</text:p>
          </table:table-cell>
          <table:table-cell table:style-name="ce3" table:formula="of:=AVERAGE([.N9];[.N17];[.N25])" office:value-type="float" office:value="0.00651257245017169" calcext:value-type="float">
            <text:p>0.0065</text:p>
          </table:table-cell>
          <table:table-cell table:style-name="ce3" table:formula="of:=AVERAGE([.O9];[.O17];[.O25])" office:value-type="float" office:value="0.0223708843119938" calcext:value-type="float">
            <text:p>0.0224</text:p>
          </table:table-cell>
          <table:table-cell table:style-name="ce3" table:formula="of:=AVERAGE([.P9];[.P17];[.P25])" office:value-type="float" office:value="0.223668322298007" calcext:value-type="float">
            <text:p>0.2237</text:p>
          </table:table-cell>
          <table:table-cell table:style-name="ce3" table:formula="of:=AVERAGE([.Q9];[.Q17];[.Q25])" office:value-type="float" office:value="0.539914445501034" calcext:value-type="float">
            <text:p>0.5399</text:p>
          </table:table-cell>
          <table:table-cell table:style-name="ce3" table:formula="of:=AVERAGE([.R9];[.R17];[.R25])" office:value-type="float" office:value="0.53273233691022" calcext:value-type="float">
            <text:p>0.5327</text:p>
          </table:table-cell>
          <table:table-cell table:style-name="ce3" table:formula="of:=AVERAGE([.S9];[.S17];[.S25])" office:value-type="float" office:value="84.3670042575576" calcext:value-type="float">
            <text:p>84.3670</text:p>
          </table:table-cell>
          <table:table-cell table:style-name="ce3" table:formula="of:=AVERAGE([.T9];[.T17];[.T25])" office:value-type="float" office:value="0.395332577566272" calcext:value-type="float">
            <text:p>0.3953</text:p>
          </table:table-cell>
          <table:table-cell table:style-name="ce3" table:formula="of:=AVERAGE([.U9];[.U17];[.U25])" office:value-type="float" office:value="0.202593110667342" calcext:value-type="float">
            <text:p>0.2026</text:p>
          </table:table-cell>
          <table:table-cell table:style-name="ce3" table:formula="of:=AVERAGE([.V9];[.V17];[.V25])" office:value-type="float" office:value="0.483207934774151" calcext:value-type="float">
            <text:p>0.4832</text:p>
          </table:table-cell>
          <table:table-cell table:style-name="ce3" table:formula="of:=AVERAGE([.W9];[.W17];[.W25])" office:value-type="float" office:value="0.576149417451625" calcext:value-type="float">
            <text:p>0.5761</text:p>
          </table:table-cell>
          <table:table-cell table:style-name="ce3" table:formula="of:=AVERAGE([.X9];[.X17];[.X25])" office:value-type="float" office:value="76.6979276585891" calcext:value-type="float">
            <text:p>76.6979</text:p>
          </table:table-cell>
          <table:table-cell table:style-name="ce3" table:formula="of:=AVERAGE([.Y9];[.Y17];[.Y25])" office:value-type="float" office:value="0.523261618598567" calcext:value-type="float">
            <text:p>0.5233</text:p>
          </table:table-cell>
          <table:table-cell table:style-name="ce3" table:formula="of:=AVERAGE([.Z9];[.Z17];[.Z25])" office:value-type="float" office:value="0.50537532431151" calcext:value-type="float">
            <text:p>0.5054</text:p>
          </table:table-cell>
          <table:table-cell table:style-name="ce3" table:formula="of:=AVERAGE([.AA9];[.AA17];[.AA25])" office:value-type="float" office:value="0.464840952935663" calcext:value-type="float">
            <text:p>0.4648</text:p>
          </table:table-cell>
          <table:table-cell table:style-name="ce3" table:formula="of:=AVERAGE([.AB9];[.AB17];[.AB25])" office:value-type="float" office:value="0.496820287522449" calcext:value-type="float">
            <text:p>0.4968</text:p>
          </table:table-cell>
          <table:table-cell table:style-name="ce3" table:formula="of:=AVERAGE([.AC9];[.AC17];[.AC25])" office:value-type="float" office:value="0.00723868222044588" calcext:value-type="float">
            <text:p>0.0072</text:p>
          </table:table-cell>
          <table:table-cell table:style-name="ce3" table:formula="of:=AVERAGE([.AD9];[.AD17];[.AD25])" office:value-type="float" office:value="0.0221495458846646" calcext:value-type="float">
            <text:p>0.0221</text:p>
          </table:table-cell>
          <table:table-cell table:style-name="ce3" table:formula="of:=AVERAGE([.AE9];[.AE17];[.AE25])" office:value-type="float" office:value="0.605066394468518" calcext:value-type="float">
            <text:p>0.6051</text:p>
          </table:table-cell>
          <table:table-cell table:style-name="ce3" table:formula="of:=AVERAGE([.AF9];[.AF17];[.AF25])" office:value-type="float" office:value="1.41143508695441" calcext:value-type="float">
            <text:p>1.4114</text:p>
          </table:table-cell>
          <table:table-cell table:style-name="ce6" table:formula="of:=AVERAGE([.AG9];[.AG17];[.AG25])" office:value-type="float" office:value="0.000000123396561200763" calcext:value-type="float">
            <text:p>0.000000123396561201</text:p>
          </table:table-cell>
          <table:table-cell table:style-name="ce6" table:formula="of:=AVERAGE([.AH9];[.AH17];[.AH25])" office:value-type="float" office:value="0.00000107730846651304" calcext:value-type="float">
            <text:p>0.000001077308466513</text:p>
          </table:table-cell>
          <table:table-cell table:style-name="ce4" table:formula="of:=AVERAGE([.AI9];[.AI17];[.AI25])" office:value-type="float" office:value="2.86666666666667" calcext:value-type="float">
            <text:p>3</text:p>
          </table:table-cell>
          <table:table-cell table:style-name="ce4"/>
          <table:table-cell table:style-name="ce3" table:number-columns-repeated="16348"/>
        </table:table-row>
        <table:table-row table:style-name="ro2" table:number-rows-repeated="104854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10" number:min-decimal-places="10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2" number:min-decimal-places="12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number:number-style style:name="N143">
      <number:number number:decimal-places="16" number:min-decimal-places="16" number:min-integer-digits="1"/>
    </number:number-style>
    <number:number-style style:name="N144">
      <number:number number:decimal-places="17" number:min-decimal-places="17" number:min-integer-digits="1"/>
    </number:number-style>
    <number:number-style style:name="N145">
      <number:number number:decimal-places="18" number:min-decimal-places="18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7">00/00/0000</text:date>, <text:time style:data-style-name="N2" text:time-value="09:54:47.6299517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7T07:22:51.793823380</meta:creation-date>
    <dc:date>2026-03-17T10:13:42.084721302</dc:date>
    <meta:editing-duration>PT2H1M39S</meta:editing-duration>
    <meta:editing-cycles>8</meta:editing-cycles>
    <meta:generator>LibreOffice/24.2.7.2$Linux_X86_64 LibreOffice_project/420$Build-2</meta:generator>
    <meta:document-statistic meta:table-count="1" meta:cell-count="799" meta:object-count="0"/>
  </office:meta>
</office:document-meta>
</file>